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5556in"/>
    </style:style>
    <style:style style:name="Table1.B" style:family="table-column">
      <style:table-column-properties style:column-width="1.3167in"/>
    </style:style>
    <style:style style:name="Table1.C" style:family="table-column">
      <style:table-column-properties style:column-width="2.6882in"/>
    </style:style>
    <style:style style:name="Table1.D" style:family="table-column">
      <style:table-column-properties style:column-width="1.5264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354in"/>
    </style:style>
    <style:style style:name="Table2.B" style:family="table-column">
      <style:table-column-properties style:column-width="1.7396in"/>
    </style:style>
    <style:style style:name="Table2.C" style:family="table-column">
      <style:table-column-properties style:column-width="4.2118in"/>
    </style:style>
    <style:style style:name="Table2.A1" style:family="table-cell">
      <style:table-cell-properties style:vertical-align="middle" fo:padding="0.0194in" fo:border="none"/>
    </style:style>
    <style:style style:name="Table2.C4" style:family="table-cell">
      <style:table-cell-properties fo:padding="0.0194in" fo:border="none"/>
    </style:style>
    <style:style style:name="Table3" style:family="table">
      <style:table-properties style:width="7.0868in" table:align="left"/>
    </style:style>
    <style:style style:name="Table3.A" style:family="table-column">
      <style:table-column-properties style:column-width="2.6715in"/>
    </style:style>
    <style:style style:name="Table3.B" style:family="table-column">
      <style:table-column-properties style:column-width="4.4153in"/>
    </style:style>
    <style:style style:name="Table3.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paragraph-properties fo:margin-top="0in" fo:margin-bottom="0in" loext:contextual-spacing="false"/>
    </style:style>
    <style:style style:name="P29" style:family="paragraph" style:parent-style-name="Text_20_body" style:list-style-name="L1">
      <style:paragraph-properties fo:margin-top="0in" fo:margin-bottom="0in" loext:contextual-spacing="false"/>
    </style:style>
    <style:style style:name="P30" style:family="paragraph" style:parent-style-name="Text_20_body" style:list-style-name="L2">
      <style:paragraph-properties fo:margin-top="0in" fo:margin-bottom="0in" loext:contextual-spacing="false"/>
    </style:style>
    <style:style style:name="P31" style:family="paragraph" style:parent-style-name="Text_20_body" style:list-style-name="L3">
      <style:paragraph-properties fo:margin-top="0in" fo:margin-bottom="0in" loext:contextual-spacing="false"/>
    </style:style>
    <style:style style:name="P32" style:family="paragraph" style:parent-style-name="Text_20_body" style:list-style-name="L4">
      <style:paragraph-properties fo:margin-top="0in" fo:margin-bottom="0in" loext:contextual-spacing="false"/>
    </style:style>
    <style:style style:name="P33" style:family="paragraph" style:parent-style-name="Text_20_body" style:list-style-name="L5">
      <style:paragraph-properties fo:margin-top="0in" fo:margin-bottom="0in" loext:contextual-spacing="false"/>
    </style:style>
    <style:style style:name="P34" style:family="paragraph" style:parent-style-name="Text_20_body" style:list-style-name="L6">
      <style:paragraph-properties fo:margin-top="0in" fo:margin-bottom="0in" loext:contextual-spacing="false"/>
    </style:style>
    <style:style style:name="P35" style:family="paragraph" style:parent-style-name="Text_20_body" style:list-style-name="L7">
      <style:paragraph-properties fo:margin-top="0in" fo:margin-bottom="0in" loext:contextual-spacing="false"/>
    </style:style>
    <style:style style:name="P36" style:family="paragraph" style:parent-style-name="Text_20_body" style:list-style-name="L8">
      <style:paragraph-properties fo:margin-top="0in" fo:margin-bottom="0in" loext:contextual-spacing="false"/>
    </style:style>
    <style:style style:name="P37" style:family="paragraph" style:parent-style-name="Text_20_body" style:list-style-name="L9">
      <style:paragraph-properties fo:margin-top="0in" fo:margin-bottom="0in" loext:contextual-spacing="false"/>
    </style:style>
    <style:style style:name="P38" style:family="paragraph" style:parent-style-name="Text_20_body" style:list-style-name="L10">
      <style:paragraph-properties fo:margin-top="0in" fo:margin-bottom="0in" loext:contextual-spacing="false"/>
    </style:style>
    <style:style style:name="P39" style:family="paragraph" style:parent-style-name="Text_20_body" style:list-style-name="L11">
      <style:paragraph-properties fo:margin-top="0in" fo:margin-bottom="0in" loext:contextual-spacing="false"/>
    </style:style>
    <style:style style:name="P40" style:family="paragraph" style:parent-style-name="Text_20_body" style:list-style-name="L12">
      <style:paragraph-properties fo:margin-top="0in" fo:margin-bottom="0in" loext:contextual-spacing="false"/>
    </style:style>
    <style:style style:name="P41" style:family="paragraph" style:parent-style-name="Text_20_body" style:list-style-name="L13">
      <style:paragraph-properties fo:margin-top="0in" fo:margin-bottom="0in" loext:contextual-spacing="false"/>
    </style:style>
    <style:style style:name="P42" style:family="paragraph" style:parent-style-name="Text_20_body" style:list-style-name="L14">
      <style:paragraph-properties fo:margin-top="0in" fo:margin-bottom="0in" loext:contextual-spacing="false"/>
    </style:style>
    <style:style style:name="P43" style:family="paragraph" style:parent-style-name="Text_20_body" style:list-style-name="L15">
      <style:paragraph-properties fo:margin-top="0in" fo:margin-bottom="0in" loext:contextual-spacing="false"/>
    </style:style>
    <style:style style:name="P44" style:family="paragraph" style:parent-style-name="Text_20_body" style:list-style-name="L16">
      <style:paragraph-properties fo:margin-top="0in" fo:margin-bottom="0in" loext:contextual-spacing="false"/>
    </style:style>
    <style:style style:name="P45" style:family="paragraph" style:parent-style-name="Text_20_body" style:list-style-name="L17">
      <style:paragraph-properties fo:margin-top="0in" fo:margin-bottom="0in" loext:contextual-spacing="false"/>
    </style:style>
    <style:style style:name="P46" style:family="paragraph" style:parent-style-name="Text_20_body" style:list-style-name="L18">
      <style:paragraph-properties fo:margin-top="0in" fo:margin-bottom="0in" loext:contextual-spacing="false"/>
    </style:style>
    <style:style style:name="P47" style:family="paragraph" style:parent-style-name="Text_20_body" style:list-style-name="L19">
      <style:paragraph-properties fo:margin-top="0in" fo:margin-bottom="0in" loext:contextual-spacing="false"/>
    </style:style>
    <style:style style:name="P48" style:family="paragraph" style:parent-style-name="Text_20_body" style:list-style-name="L20">
      <style:paragraph-properties fo:margin-top="0in" fo:margin-bottom="0in" loext:contextual-spacing="false"/>
    </style:style>
    <style:style style:name="P49" style:family="paragraph" style:parent-style-name="Text_20_body" style:list-style-name="L21">
      <style:paragraph-properties fo:margin-top="0in" fo:margin-bottom="0in" loext:contextual-spacing="false"/>
    </style:style>
    <style:style style:name="P50" style:family="paragraph" style:parent-style-name="Text_20_body" style:list-style-name="L22">
      <style:paragraph-properties fo:margin-top="0in" fo:margin-bottom="0in" loext:contextual-spacing="false"/>
    </style:style>
    <style:style style:name="P51" style:family="paragraph" style:parent-style-name="Text_20_body" style:list-style-name="L23">
      <style:paragraph-properties fo:margin-top="0in" fo:margin-bottom="0in" loext:contextual-spacing="false"/>
    </style:style>
    <style:style style:name="P52" style:family="paragraph" style:parent-style-name="Text_20_body" style:list-style-name="L24">
      <style:paragraph-properties fo:margin-top="0in" fo:margin-bottom="0in" loext:contextual-spacing="false"/>
    </style:style>
    <style:style style:name="P53" style:family="paragraph" style:parent-style-name="Text_20_body" style:list-style-name="L25">
      <style:paragraph-properties fo:margin-top="0in" fo:margin-bottom="0in" loext:contextual-spacing="false"/>
    </style:style>
    <style:style style:name="P54" style:family="paragraph" style:parent-style-name="Text_20_body" style:list-style-name="L26">
      <style:paragraph-properties fo:margin-top="0in" fo:margin-bottom="0in" loext:contextual-spacing="false"/>
    </style:style>
    <style:style style:name="P55" style:family="paragraph" style:parent-style-name="Heading_20_1" style:master-page-name="HTML">
      <style:paragraph-properties style:page-number="auto"/>
    </style:style>
    <style:style style:name="P56" style:family="paragraph" style:parent-style-name="Preformatted_20_Text" style:list-style-name="L23"/>
    <style:style style:name="P57" style:family="paragraph" style:parent-style-name="Preformatted_20_Text">
      <style:paragraph-properties fo:margin-top="0in" fo:margin-bottom="0.1965in" loext:contextual-spacing="false"/>
    </style:style>
    <style:style style:name="P58" style:family="paragraph" style:parent-style-name="Preformatted_20_Text" style:list-style-name="L23">
      <style:paragraph-properties fo:margin-top="0in" fo:margin-bottom="0.1965in" loext:contextual-spacing="false"/>
    </style:style>
    <style:style style:name="P59" style:family="paragraph" style:parent-style-name="Preformatted_20_Text">
      <style:paragraph-properties fo:margin-left="0.3937in" fo:margin-right="0in" fo:text-indent="0in" style:auto-text-indent="false"/>
    </style:style>
    <style:style style:name="P60" style:family="paragraph" style:parent-style-name="Preformatted_20_Text">
      <style:paragraph-properties fo:margin-left="0.3937in" fo:margin-right="0in" fo:margin-top="0in" fo:margin-bottom="0.1965in" loext:contextual-spacing="false" fo:text-indent="0in" style:auto-text-indent="false"/>
    </style:style>
    <style:style style:name="P61" style:family="paragraph" style:parent-style-name="List_20_Contents">
      <style:paragraph-properties fo:margin-top="0in" fo:margin-bottom="0.1965in" loext:contextual-spacing="false"/>
    </style:style>
    <style:style style:name="T1" style:family="text">
      <style:text-properties fo:font-style="italic"/>
    </style:style>
    <style:style style:name="fr1"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Specification</text:p>
      <text:h text:style-name="Heading_20_3" text:outline-level="3">Challenges and associated strategies</text:h>
      <text:h text:style-name="Heading_20_4" text:outline-level="4">Overview</text:h>
      <text:p text:style-name="Text_20_body">This section documents the various real-world challenges involved in the project, and strategies for meeting those challenges.</text:p>
      <text:h text:style-name="Heading_20_4" text:outline-level="4">Prerequisites</text:h>
      <text:list xml:id="list3488881911" text:style-name="L1">
        <text:list-item>
          <text:p text:style-name="P29">Financial support </text:p>
        </text:list-item>
        <text:list-item>
          <text:p text:style-name="P29">Effective communication </text:p>
        </text:list-item>
        <text:list-item>
          <text:p text:style-name="P29">Team building </text:p>
        </text:list-item>
        <text:list-item>
          <text:p text:style-name="P2">Strategic planning </text:p>
        </text:list-item>
      </text:list>
      <text:h text:style-name="Heading_20_4" text:outline-level="4">Roadmap</text:h>
      <text:list xml:id="list1334391" text:style-name="L2">
        <text:list-item>
          <text:p text:style-name="P30">Create a non-profit organization to manage and be responsible for the project </text:p>
        </text:list-item>
        <text:list-item>
          <text:p text:style-name="P30">Ensure that organization's financial stability (presumably through sources such as an endowment and grants) </text:p>
        </text:list-item>
        <text:list-item>
          <text:p text:style-name="P3">Transfer control of the project's assets (Web presence, etc.) to that organization </text:p>
        </text:list-item>
      </text:list>
      <text:h text:style-name="Heading_20_4" text:outline-level="4">Copy of dynamic Web site content</text:h>
      <text:p text:style-name="Text_20_body">The dynamic content of the Web site is mostly mirrored in static form <text:a xlink:type="simple" xlink:href="https://github.com/ethus3h/ember-web-site/tree/master/static" text:style-name="Internet_20_link" text:visited-style-name="Visited_20_Internet_20_Link">[https://github.com/ethus3h/ember-web-site/tree/master/static]: in the Web site's Git repository</text:a> and consequently <text:a xlink:type="simple" xlink:href="http://futuramerlin.com/static" text:style-name="Internet_20_link" text:visited-style-name="Visited_20_Internet_20_Link">[http://futuramerlin.com/static]: in the site</text:a> as well. This process is not automated to occur regularly, and the static copy may be out of date.</text:p>
      <text:h text:style-name="Heading_20_3" text:outline-level="3">Philosophy and Rationale</text:h>
      <text:h text:style-name="Heading_20_4" text:outline-level="4">Goals</text:h>
      <text:p text:style-name="Text_20_body">An Ember community should provide useful elements of survival: shelter, nutrition (including food and water), goods and supplies, medical care, services, education, and information. It would do this as its fulfilment of its objective of managing the various needs of a society, by enabling people to be effective participants in that society.</text:p>
      <text:p text:style-name="Text_20_body">One role of an Ember community would be to provide goods. For this, it would be ideal for the community to control as much of the supply chain in use as possible. That would allow efficient provision of the goods such as to reduce cost and to ensure quality, reproducibility, sustainability, and locality. That control of the supply chain would, in an ideal scenario, extend to all stages of the process, from production of the raw materials to component production to assembly to distribution, as well as shipping at all stages of the process.</text:p>
      <text:p text:style-name="Text_20_body">In the interest of allowing democratic self-government, there should be a universally and easily accessible facility to allow the community to vote easily, with systems in place to prevent voter suppression or intimidation.</text:p>
      <text:h text:style-name="Heading_20_4" text:outline-level="4">Project structure and implementation</text:h>
      <text:p text:style-name="Text_20_body">Ember will achieve these goals through creating individual components that each provide an integral part of the whole societal system. Implementation will probably need to be undertaken in stages.</text:p>
      <text:h text:style-name="Heading_20_4" text:outline-level="4">Rationale</text:h>
      <text:p text:style-name="Text_20_body">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
      <text:h text:style-name="Heading_20_4" text:outline-level="4">Licensing</text:h>
      <text:p text:style-name="Text_20_body">Aside from sections 2 and 3 of the <text:a xlink:type="simple" xlink:href="http://futuramerlin.com/library" text:style-name="Internet_20_link" text:visited-style-name="Visited_20_Internet_20_Link">[http://futuramerlin.com/library]: Ember Library</text:a>, all portions of the Ember project should be compliant with the Ember Minimal Freedom Requirements, and all portions of the project original to Ember should be compliant with the Ember Freedom Requirements. This is likely not yet a legally effective license, due to a lack of available legal expertise to work on it, and consequently, most of the Ember project and its <text:a xlink:type="simple" xlink:href="http://futuramerlin.com/ancillary" text:style-name="Internet_20_link" text:visited-style-name="Visited_20_Internet_20_Link">[http://futuramerlin.com/ancillary]: ancillary projects</text:a>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 (By their nature, sections 2 and 3 of the library cannot practically be fully libre at present; see the "Library" section of the proposal for further information and rationale.)</text:p>
      <text:h text:style-name="Heading_20_6" text:outline-level="6">Rationale</text:h>
      <text:p text:style-name="Text_20_body">These licensing requirements are present to attempt to prevent regressions in the availability and utility of the Ember project.</text:p>
      <text:h text:style-name="Heading_20_6" text:outline-level="6">Ember Minimal Freedom Requirements (EMFR)</text:h>
      <text:p text:style-name="Text_20_body">For given Information to be compliant with this standard, the following must be true: </text:p>
      <text:list xml:id="list1451551914" text:style-name="L3">
        <text:list-item>
          <text:p text:style-name="P31">Self-contained: All information necessary for the full and complete use of the Information must also be EMFR-compliant. </text:p>
        </text:list-item>
        <text:list-item>
          <text:p text:style-name="P31">Redistributable: The Information must be legally redistributable. </text:p>
        </text:list-item>
        <text:list-item>
          <text:p text:style-name="P31">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 </text:p>
        </text:list-item>
        <text:list-item>
          <text:p text:style-name="P31">Notice of terms: When used by Ember or when presented as EMFR-compliant, documentation of these requirements must be provided with all copies of the Information. </text:p>
        </text:list-item>
        <text:list-item>
          <text:p text:style-name="P31">Irrevocable: The restrictions on the Information that make it EMFR-compliant must be irrevocable, at least until it falls into the public domain by legal necessity. </text:p>
        </text:list-item>
        <text:list-item>
          <text:p text:style-name="P4">Unencumbered and unencumbering: The Information may not employ any means to prevent or hinder copying or using it freely (e.g.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 </text:p>
        </text:list-item>
      </text:list>
      <text:h text:style-name="Heading_20_6" text:outline-level="6">Ember Freedom Requirements (EFR)</text:h>
      <text:p text:style-name="Text_20_body">This is the same as the Ember Minimal Freedom Requirements, with the following additional restrictions: </text:p>
      <text:list xml:id="list682869870" text:style-name="L4">
        <text:list-item>
          <text:p text:style-name="P32">Requiring non-misleading attribution: Attribution to the source of the Information must be required; if the Information is a derivative work, it must be made clear that it has been modified from the source information. </text:p>
        </text:list-item>
        <text:list-item>
          <text:p text:style-name="P32">Editable: It must be legal to modify the Information, and to redistribute both modified and/or unmodified copies of the Information. </text:p>
        </text:list-item>
        <text:list-item>
          <text:p text:style-name="P32">Mandatory publication: The Information must be promptly published and made widely available publicly at the cost of distribution or less. </text:p>
        </text:list-item>
        <text:list-item>
          <text:p text:style-name="P32">Copyleft: These requirements must be required to apply to all derivative works of the Information, and must be required to apply to all information packaged with the Information (e.g., non-EFR-compliant firmware may not be provided with an EFR-compliant kernel). </text:p>
        </text:list-item>
        <text:list-item>
          <text:p text:style-name="P32">Inherited: New information created using the Information must be EFR-compliant.<office:annotation><dc:date>2019-09-26T22:29:40.449625681</dc:date><text:p>Requiring only EMFR creation here allows the information to devolve into proprietary information.</text:p></office:annotation> </text:p>
        </text:list-item>
        <text:list-item>
          <text:p text:style-name="P32">Provision as a service: When the Information is provided as a service (as in the case of software being run on a server), the Information must be made readily available to those who access the service, and documentation of these requirements must be provided with the service. </text:p>
        </text:list-item>
        <text:list-item>
          <text:p text:style-name="P32">Notice of terms: Documentation of these requirements must be provided with all copies of the Information. </text:p>
        </text:list-item>
        <text:list-item>
          <text:p text:style-name="P32">Restricted use: The Information may not itself be used as or as part of advertisement or propaganda without the agreement of its creator or creators, although it may be used as a tool for the creation of advertisement or propaganda. </text:p>
        </text:list-item>
        <text:list-item>
          <text:p text:style-name="P5">Irrevocable: The restrictions on the Information that make it EFR-compliant must be irrevocable, at least until it falls into the public domain by legal necessity.<office:annotation><dc:date>2019-09-26T22:29:40.449879696</dc:date><text:p>Things to deal with patent grants and such are presumably also necessary.</text:p></office:annotation> </text:p>
        </text:list-item>
      </text:list>
      <text:h text:style-name="Heading_20_4" text:outline-level="4">Designs</text:h>
      <text:p text:style-name="Text_20_body">The Ember project should develop designs for things such as clothing, tools, and housing. Any finished design provided by the project should conform to some specific traits.</text:p>
      <text:list xml:id="list4099816253" text:style-name="L5">
        <text:list-item>
          <text:p text:style-name="P33">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 </text:p>
        </text:list-item>
        <text:list-item>
          <text:p text:style-name="P33">Deconstructable: The design should be able to be disassembled and/or reassembled without any damage or loss to the materials used. </text:p>
        </text:list-item>
        <text:list-item>
          <text:p text:style-name="P33">Materials: All materials needed to build and use a design should be: </text:p>
          <text:list>
            <text:list-item>
              <text:p text:style-name="P33">readily available (not rare or geographically restricted) </text:p>
            </text:list-item>
            <text:list-item>
              <text:p text:style-name="P33">in a form that can be efficiently returned to a natural state if desired at the end of their lifespan (many plastics, for instance, would fail this criterion unless an energy-efficient tool for reversing their creation is available) </text:p>
            </text:list-item>
            <text:list-item>
              <text:p text:style-name="P33">all technologies needed for their sourcing, processing, and end-of-life processing must meet these requirements </text:p>
            </text:list-item>
            <text:list-item>
              <text:p text:style-name="P33">in a form that will return to a natural material over time (the goal of this rule is to avoid materials that result in nonbiodegradeable litter like the microparticles that synthetic textiles sometimes produce; it could probably be better expressed) </text:p>
            </text:list-item>
          </text:list>
        </text:list-item>
        <text:list-item>
          <text:p text:style-name="P33">Rugged: All item designs should be long-lasting (not disposable, able to function for many years), rugged, and able to function in adverse conditions. </text:p>
        </text:list-item>
        <text:list-item>
          <text:p text:style-name="P33">Safe: All designs should be safe to build, use, disassemble, and biodegrade. </text:p>
        </text:list-item>
        <text:list-item>
          <text:p text:style-name="P33">Reliable: All designs should work predictably and reliably. </text:p>
        </text:list-item>
        <text:list-item>
          <text:p text:style-name="P33">Libre: The designs should follow the principles needed to ensure they are freely usable, drafted here under "Licensing". </text:p>
          <text:list>
            <text:list-item>
              <text:p text:style-name="P33">Any external dependencies of the project should be libre, so they can be forked and maintained if necessary. </text:p>
            </text:list-item>
          </text:list>
        </text:list-item>
        <text:list-item>
          <text:p text:style-name="P6">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 </text:p>
        </text:list-item>
      </text:list>
      <text:h text:style-name="Heading_20_3" text:outline-level="3"><office:annotation><dc:date>2019-09-26T22:29:40.489672467</dc:date><text:p>&lt;!-- The structure of this document is based on "Text-based project proposal: Template" (Jon Ippolito).</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 Proposal without information technology environment</text:p><text:p/><text:p>This version of the proposal has nothing at all to do with computers / electronic communication technology / information technology!</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library, and a model community, to serve as resources and infrastructure for innovative communities.</text:p><text:p/><text:p># Computer-free project strategy</text:p><text:p/><text:p>This is a modified version of the proposal to illustrate that information technology systems are not a critical part of it: it omits all references to or dependency on electronic information technology systems.</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Expected outcomes</text:p><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2"/>- Distribution of the knowledge assets, allowing a decentralized network of communities using these specifications</text:p><text:p/><text:p># Tasks list</text:p><text:p/><text:p>## Planning and strategy</text:p><text:p>- The most important tasks are also the most difficult. Developing assets (specifications, etc.) is trivial compared to developing communication skills and establishing allies.</text:p><text:p>- My role in this project should be to coordinate and facilitate until a person or persons more capable is/are available, and/or until it is self-managed, and my presence or absence would have no appreciable effect on it.</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etc.), without dependencies (enough information should be included to enable full construction of all technologies starting from nature, without any existing knowledge or technology/machinery; this should be _tested_)</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furthermore, if the Information enables access to information that employs such means, the Information must not be complicit in facilitating those restrictions.</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text:p><text:p>- Inherited: New information created using the Information must be EMFR-compliant.</text:p><text:p>- Provision as a service: When the Information is provided as a service,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 physical printed book, or other document format.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a membership file, presumably with sufficient biometric data (photograph, fingerprints, etc.)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text:p><text:p/><text:p>Work has begun on compiling this section of the library, but its utility is restricted by many relevant assets being under copyright but not libre-licensed.</text:p><text:p/><text:p>## Library Section 3: Other knowledge, as practical</text:p><text:p/><text:p># Alignment of the project approach to the traits of the currently emerging new media</text:p><text:p/><text:p>Henry Jenkins's article "Eight Traits of the New Media Landscape"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Immersion: ________________</text:p><text:p/><text:p>I should learn to speak about the project so I can explain it in person, and learn to be friends with people in general.</text:p><text:p/><text:p>## Standing</text:p><text:p/><text:p>What credibility do you have for spreading your meme?</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Manual Vector</text:p><text:p/><text:p>How will you inject your meme?</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Payload</text:p><text:p/><text:p>What's the smallest unit of meaning you hope to circulate?</text:p><text:p/><text:p>### Article: ________________</text:p><text:p/><text:p>This proposal could be polished and published.</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is available publicly, which can help people evaluate my experience, giving me more credibility.)</text:p><text:p/><text:p>### Reader comments</text:p><text:p/><text:p>People communicating with me to join forces on working on this project is the primary quantifiable metric of success for this semester, I think.</text:p><text:p/><text:p># Annotated bibliography</text:p><text:p/><text:p>## Evidence of the problem</text:p><text:p>- "National Museum of Brazil fire". In _Wikipedia_. This fire exemplifies how organizational apathy to cultural preservation can cause devastating losses.</text:p><text:p>- "Deforestation". In _Wikipedia_. Deforestation is one highly visible illustration of the damage done by short-term, profit-driven decisionmaking.</text:p><text:p>- Economic inequality, often correlating with race and gender, arising regardless of individuals' capacity for economic contribution to society, reduces opportunities for social equality or justice.</text:p><text:p/><text:p>## Related projects and inspirations</text:p><text:p>- The United States of America was created as an innovative community on a very large scale. The history of the successes and challenges it and other countries and communities have faced are valuable experiences to learn from when designing organizational management and governance principles.</text:p><text:p>- Open Source Ecology is developing, under a libre license, the technologies needed to construct a society. These are resources that are very useful to developing this project.</text:p><text:p>- Bibliotheca Alexandrina preserves and provides access to a wide range of knowledge.</text:p><text:p>- The Long Now Foundation promotes long-term thinking, which is an important design and ethics principle of this project.</text:p><text:p>- Bangor Public Library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Arch Mission is compiling libraries of culturally important knowledge, similar to those proposed in this project.</text:p><text:p/><text:p>--&gt;</text:p></office:annotation><office:annotation><dc:date>2019-09-26T22:29:40.795740451</dc:date><text:p>&lt;!-- The structure of this document is based on "Text-based project proposal: Template" (http://jonippolito.net/teaching/capstone/text_proposal_template.html).</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text:p><text:p/><text:p>Please bear in mind that the computer/document/communication stuff is really just an unimportant tangent to the main point of this project. It's only in this proposal so much because I like working on it.</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computing environment, a library, and a model community, to serve as resources and infrastructure for innovative communities.</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Current project status</text:p><text:p/><text:p>"Ember" is the current name of this project.</text:p><text:p/><text:p>The primary components comprising the project are currently unfinished, but a variety of software maintained to facilitate the development of the project is available.</text:p><text:p/><text:p>The main output of the project so far has been the successful development of two well-tested, partially completed software applications that are currently used to facilitate the further development of the project. The first of these is a static Web site generator, which is used to build the project's Web site (it includes working features for theming using CSS, with some included themes, automatic blog pagination, and discography Web site generation for musicians). The second of these is a suite of tools for working with file version tracking, document archiving, and data storage and distribution. It is currently in use for storing and managing the more than eleven million files and forty version control repositories used now for the project, as well as the structured archiving of more than eighteen million additional documents outside of the project.</text:p><text:p/><text:p>Other parts of the project are also begun. (The technical specifications and other data produced so far for the project are not included in this proposal document.)</text:p><text:p/><text:p># Expected outcomes</text:p><text:p/><text:p>- Completed, stable software environment used for developing the project</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Information technology environment software implementation</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4"/>- Managed, geographically-redundant computing infrastructure and data archiving</text:p><text:p><text:s text:c="2"/>- Distribution of the knowledge assets, allowing a decentralized network of communities using these specifications</text:p><text:p><text:s text:c="4"/>- Ideally, the entirety of the knowledge assets (perhaps excluding section 3 of the library) would be available in a wristband storage format, or something similar, ensuring that every person carries the entirety of the contents of the project with them, essentially becoming human backups of the data, and with any single person having the knowledge necessary to recreate the entire project and all its technology if they want. Printed books should also be available and distributed to libraries.</text:p><text:p><text:s text:c="4"/>- The cloud computing infrastructure should use a decentralized, asynchronously resolving append-only data store, similar to blockchains, to ensure the preservation and longevity of data stored using it as best as possible.</text:p><text:p/><text:p># Tasks list</text:p><text:p/><text:p>## Planning and strategy</text:p><text:p>- 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text:p><text:p>- My role in this project should be to coordinate and facilitate until a person or persons more capable is/are available, and/or until it is self-managed, and my presence or absence would have no appreciable effect on it.</text:p><text:p/><text:p>### Timeline</text:p><text:p/><text:p>![Gantt chart](ProjectGanttChart2018sept18-v5-2018sept25.png)</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going to expire in October, and I haven't figured out how I'm going to pay for it for the next few years. It'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Get people to join me on project <text:s text:c="3"/>200 <text:s text:c="4"/>10 <text:s text:c="9"/>2000 <text:s text:c="3"/>I volunteer</text:p><text:p>Develop prototype <text:s text:c="18"/>200 <text:s text:c="4"/>10 <text:s text:c="9"/>2000 <text:s text:c="3"/>I volunteer to do my best</text:p><text:p>Fill out prototype <text:s text:c="17"/>1000 <text:s text:c="3"/>10 <text:s text:c="9"/>10000 <text:s text:c="2"/>I volunteer as much as I can</text:p><text:p>Web hosting costs <text:s text:c="18"/>unit(yr)120 <text:s text:c="8"/>120 <text:s text:c="4"/>I will try to get the money in time</text:p><text:p>TOTAL <text:s text:c="30"/>1400 <text:s text:c="3"/>10 <text:s text:c="9"/>14120</text:p><text:p>```</text:p><text:p/><text:p>#### Implementation</text:p><text:p>```</text:p><text:p>Task <text:s text:c="31"/>Hours <text:s text:c="2"/>Price/hr <text:s text:c="3"/>Cost$ <text:s text:c="2"/>Price owner</text:p><text:p>===================================================================================================</text:p><text:p>Acquire land <text:s text:c="23"/>unit <text:s text:c="3"/>100000 <text:s text:c="5"/>100000 <text:s/>Community organization</text:p><text:p>Establish community <text:s text:c="16"/>5000 <text:s text:c="3"/>25 <text:s text:c="9"/>125000 <text:s/>Community organization</text:p><text:p>Develop substantial implementation <text:s/>5000 <text:s text:c="3"/>25 <text:s text:c="9"/>125000 <text:s/>Community organization</text:p><text:p>Fill out implementation <text:s text:c="12"/>10000 <text:s text:c="2"/>25 <text:s text:c="9"/>250000 <text:s/>Community organization</text:p><text:p>Support and maintain implementation ongoing 25 <text:s text:c="9"/>ongoing Community organization</text:p><text:p>TOTAL <text:s text:c="30"/>1400 <text:s text:c="3"/>10 <text:s text:c="9"/>600000+ongoing</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information technology, etc.), without dependencies (enough information should be included to enable full construction of all technologies starting from nature, without any existing knowledge or technology/machinery; this should be _tested_)</text:p><text:p>- Continue development of support software</text:p><text:p>- Develop software for information technology environment (EITE)</text:p><text:p><text:s text:c="2"/>- Finish specifying and build JavaScript implementation of portable, trivial staging language (StageL)</text:p><text:p><text:s text:c="2"/>- Port existing EITE implementation to StageL</text:p><text:p><text:s text:c="2"/>- Provide and implement StageL inside EITE</text:p><text:p><text:s text:c="2"/>- Get text rendering implemented in EITE</text:p><text:p><text:s text:c="2"/>- UI widgets</text:p><text:p><text:s text:c="2"/>- Implement simple document editor in EITE</text:p><text:p><text:s text:c="2"/>- Complex text rendering support</text:p><text:p><text:s text:c="2"/>- Other EITE development tasks: networking, data storage and distribution, etc.</text:p><text:p><text:s text:c="2"/>- Write C implementation of StageL</text:p><text:p><text:s text:c="2"/>- Benchmark JavaScript implementation versus C→WebAssembly, out of curiosity. WASM would require clang in the toolchain, which wouldn't be ideal until clang can be run on non-WASM EITE, but anyway...</text:p><text:p><text:s text:c="2"/>- 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 (Dependent on additional finances, land, and people) Provide physical cloud computing infrastructure</text:p><text:p>- Figure out how to connect the community's network to the Internet, somehow (its connection shouldn't be dependent on external parties: it should follow the Internet Archive's model of being an AS with peering agreements) to allow accessing and preserving the knowledge there. In accordance with avoiding dependencies on external resources, the Internet should likely not be relied on for providing connectivity, although at least in the beginning it is useful for communication to facilitate the project, and perhaps the benefits of providing Internet-based remote login to the information technology environment would outweigh the risks.</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_e.g._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 (_e.g._, non-EFR-compliant firmware may not be provided with an EFR-compliant kernel).</text:p><text:p>- Inherited: New information created using the Information must be EMFR-compliant.</text:p><text:p>- Provision as a service: When the Information is provided as a service (as in the case of software being run on a server),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n ebook, a physical printed book, or other innovative document formats.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the central Ember computing environment database, presumably with sufficient biometric data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 to be included as digital data with the project specification</text:p><text:p/><text:p>Work has begun on compiling this section of the library, but its utility is restricted by many relevant assets being under copyright but not libre-licensed.</text:p><text:p/><text:p>## Library Section 3: The data held by the EITE cloud infrastructure</text:p><text:p/><text:p>This section of the library will presumably be too much information to be included in the project specification, although future information storage technology advances may render that less of an issue.</text:p><text:p/><text:p>## Information technology environment</text:p><text:p/><text:p>### Introduction</text:p><text:p/><text:p>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text:p/><text:p>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text:p/><text:p>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text:p/><text:p>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text:p/><text:p>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ot be _necessary_ to use.)</text:p><text:p/><text:p>### Overview</text:p><text:p/><text:p>The computing environment will consist of the following components (subject to change):</text:p><text:p/><text:p>- Development principles, describing the process to use for creating the computing environment</text:p><text:p>- Data formats</text:p><text:p><text:s text:c="2"/>- Specifications</text:p><text:p><text:s text:c="2"/>- Reference implementations</text:p><text:p>- Data storage: append-only set of records, each comprising a unique ID paired with a node document</text:p><text:p>- Client app</text:p><text:p>- Server apps:</text:p><text:p><text:s text:c="2"/>- Public-facing API</text:p><text:p><text:s text:c="2"/>- Search engine</text:p><text:p><text:s text:c="2"/>- Storage backend</text:p><text:p/><text:p>### Development principles</text:p><text:p/><text:p>- Never remove a feature, capability, or option. If the development of an improved architecture or addition of new features involves scrapping existing code, reintroduce all previously existing capabilities before releasing the changes to the software.</text:p><text:p>- Make sure that all tests pass when releasing changes to the software.</text:p><text:p>- Thorough automated unit tests should be provided and kept passing.</text:p><text:p/><text:p>#### Prerequisites for code to be added to the repository</text:p><text:p/><text:p>- Code must be readable and documented.</text:p><text:p>- Code must not cause or have failing tests.</text:p><text:p>- Code should include thorough automatic test coverage.</text:p><text:p>- Code must address a deviation from the current specification (bug, missing feature, etc.), and may not contain code unrelated to that.</text:p><text:p/><text:p>#### How issues should be prioritised</text:p><text:p/><text:p>Ordered from highest priority to lowest priority</text:p><text:p/><text:p>- Security vulnerabilities</text:p><text:p>- Functional regressions</text:p><text:p>- Incorrect results</text:p><text:p>- Crashes and similar critical usability issues</text:p><text:p>- Slow code with a significant impact on usability</text:p><text:p>- Aesthetic regressions</text:p><text:p>- Minor usability issues</text:p><text:p>- Slow code with a moderate impact on usability</text:p><text:p>- Missing features</text:p><text:p/><text:p>### Further principles</text:p><text:p/><text:p>One of its fundamental elements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text:p/><text:p>The nodes of a graph are the individual records that it stores. Relationships between those nodes are the edges of the graph, although it is possible that the system I am developing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I have designed this system,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I am proposing would primarily leverage a graph structure augmented through the use of richly labeled nodes, providing great flexibility in the structures it can manage; in addition, the above structures could be emulated within a graph-driven environment for when they are preferred.</text:p><text:p/><text:p>This will also provide effective options for implementing the wide variety of existing ISR systems outlined above as both self-hosted applications executed both in the cloud and in userspace.</text:p><text:p/><text:p>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NGO; dynamically generated content; and computed content, for example, the results from a mathematical calculation or an operation on a dataset.</text:p><text:p/><text:p>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_IETE Technical Review_,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text:p/><text:p>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text:p/><text:p>To decentralize such a system, individual computers that make up the information technology system would have to be able to negotiate information sharing between other computers that are accessible via network. If each individual computer has the entire capability to maintain the system, then the network would be able to split and recombine as needed depending on situation.</text:p><text:p/><text:p>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text:p/><text:p>Thorough user group and subgroup support should be provided. This would be especially useful for facilitating collaboration between individuals, such as in business use of the software.</text:p><text:p/><text:p>### Target solution spaces</text:p><text:p/><text:p>- Getting a summary of everything going on (start / home screen kind of thing): Customizable. For example, could contain:</text:p><text:p><text:s text:c="2"/>- A brief reminder of who/where/when/etc. I am</text:p><text:p><text:s text:c="2"/>- What I have to do today (schedule, tasks, etc.)</text:p><text:p><text:s text:c="2"/>- Important news (_e.g._ emergencies, etc.)</text:p><text:p><text:s text:c="2"/>- A search box</text:p><text:p><text:s text:c="2"/>- A way to easily create a journal entry, blog/microblog post, social networking status update, etc.</text:p><text:p><text:s text:c="2"/>- A way to easily add an event to my schedule or a task to my to-do list or a note to myself (Stickies style) or a more thorough journal-y note to myself (à la this note on apps and features) (this could even include jotting down / recording / playing in musical ideas, etc.)</text:p><text:p><text:s text:c="2"/>- A way to easily compose an IM / email / etc. or place a voice/videocall</text:p><text:p><text:s text:c="2"/>- Messages from others (emails, IMs, voice/videomails, etc.)</text:p><text:p><text:s text:c="2"/>- Other guided information resources (see below)</text:p><text:p><text:s text:c="2"/>- A hierarchy of things to browse through (web-portal style)</text:p><text:p><text:s text:c="2"/>- …</text:p><text:p>- Media consumption and browsing</text:p><text:p><text:s text:c="2"/>- Reading and interacting with documents/apps</text:p><text:p><text:s text:c="2"/>- Browsing a Web site</text:p><text:p><text:s text:c="2"/>- Browsing through EITE nodes and other structured datasets/databases</text:p><text:p><text:s text:c="2"/>- Movies</text:p><text:p><text:s text:c="4"/>- Feature films</text:p><text:p><text:s text:c="4"/>- Video series</text:p><text:p><text:s text:c="4"/>- Online streaming home video (YouTube, etc.)</text:p><text:p><text:s text:c="4"/>- …</text:p><text:p><text:s text:c="2"/>- Music</text:p><text:p><text:s text:c="4"/>- Albums</text:p><text:p><text:s text:c="4"/>- Individual tracks</text:p><text:p><text:s text:c="4"/>- Music videos</text:p><text:p><text:s text:c="4"/>- Artist/album/tag/etc. radio</text:p><text:p><text:s text:c="4"/>- Playlists, including shared playlists</text:p><text:p><text:s text:c="4"/>- Scores</text:p><text:p><text:s text:c="4"/>- …</text:p><text:p><text:s text:c="2"/>- Games</text:p><text:p><text:s text:c="2"/>- Interactive fiction, MUDs, MOOs, MMOs, puzzles, board game simulations, many other types of games …</text:p><text:p><text:s text:c="2"/>- Ebooks</text:p><text:p><text:s text:c="2"/>- Poetry</text:p><text:p><text:s text:c="2"/>- Quotations</text:p><text:p><text:s text:c="2"/>- Essays</text:p><text:p><text:s text:c="2"/>- News</text:p><text:p><text:s text:c="2"/>- Comics</text:p><text:p><text:s text:c="2"/>- Manga</text:p><text:p><text:s text:c="2"/>- Blogs &amp; RSS feeds</text:p><text:p><text:s text:c="2"/>- Consuming realtime media (television, radio, livestreams, …)</text:p><text:p><text:s text:c="2"/>- …</text:p><text:p>- Document creation and sharing</text:p><text:p><text:s text:c="2"/>- Writing a paper</text:p><text:p><text:s text:c="2"/>- Collaborative document editing / creation</text:p><text:p><text:s text:c="2"/>- Composing a score</text:p><text:p><text:s text:c="2"/>- Writing a book</text:p><text:p><text:s text:c="2"/>- Creating a movie</text:p><text:p><text:s text:c="2"/>- Creating a storyboard for a movie</text:p><text:p><text:s text:c="2"/>- Writing a script</text:p><text:p><text:s text:c="2"/>- Editing a photograph</text:p><text:p><text:s text:c="2"/>- Creating animation</text:p><text:p><text:s text:c="2"/>- Notes to one's self (sticky notes style)</text:p><text:p><text:s text:c="2"/>- More thorough journal-y notes to one's self (including jotting down / recording / playing in musical ideas, etc.)</text:p><text:p><text:s text:c="2"/>- 3D modeling and rendering</text:p><text:p><text:s text:c="2"/>- CAD</text:p><text:p><text:s text:c="2"/>- Diagramming</text:p><text:p><text:s text:c="2"/>- Creating a database</text:p><text:p><text:s text:c="2"/>- Mind mapping</text:p><text:p><text:s text:c="2"/>- Recording and producing a song</text:p><text:p><text:s text:c="2"/>- Diagramming structures in multiple dimensions</text:p><text:p><text:s text:c="2"/>- Developing apps</text:p><text:p><text:s text:c="2"/>- Designing a typeface</text:p><text:p><text:s text:c="2"/>- Working with GIS data</text:p><text:p><text:s text:c="2"/>- Recording a photograph or a video using a webcam, scanner, camera, …</text:p><text:p><text:s text:c="2"/>- Recording audio using a microphone</text:p><text:p><text:s text:c="2"/>- Working with geometric figures</text:p><text:p><text:s text:c="2"/>- Recording music from a USB/MIDI instrument</text:p><text:p><text:s text:c="2"/>- Blogging and microblogging</text:p><text:p><text:s text:c="2"/>- Working with legal documents</text:p><text:p><text:s text:c="2"/>- …</text:p><text:p>- Working with structured information (this is mostly also document creation / management)</text:p><text:p><text:s text:c="2"/>- Managing a genealogy using Ember records</text:p><text:p><text:s text:c="2"/>- Managing a calendar / schedule</text:p><text:p><text:s text:c="2"/>- Managing a to-do list</text:p><text:p><text:s text:c="2"/>- Managing a contacts directory</text:p><text:p><text:s text:c="2"/>- Working with scientific data</text:p><text:p><text:s text:c="2"/>- Maintaining a retail environment (online or physical)</text:p><text:p><text:s text:c="2"/>- Managing recipes</text:p><text:p><text:s text:c="2"/>- Managing a reading list</text:p><text:p><text:s text:c="2"/>- Journaling</text:p><text:p><text:s text:c="2"/>- Managing a bibliography</text:p><text:p><text:s text:c="2"/>- Fantasy sports</text:p><text:p><text:s text:c="2"/>- Managing and using bookmarks</text:p><text:p><text:s text:c="2"/>- Managing financial information</text:p><text:p><text:s text:c="2"/>- Managing personal notes, documents, projects, photographs, videos, etc.</text:p><text:p><text:s text:c="2"/>- Managing a class</text:p><text:p><text:s text:c="2"/>- Participating in a class</text:p><text:p><text:s text:c="2"/>- …</text:p><text:p>- Using resources/tools</text:p><text:p><text:s text:c="2"/>- Dictionary</text:p><text:p><text:s text:c="2"/>- Thesaurus</text:p><text:p><text:s text:c="2"/>- Chemical elements chart and data</text:p><text:p><text:s text:c="2"/>- Maps, travel directions, and sky charts</text:p><text:p><text:s text:c="2"/>- Calculator</text:p><text:p><text:s text:c="2"/>- Using the computer as a flashlight</text:p><text:p><text:s text:c="2"/>- Field guides / identification keys</text:p><text:p><text:s text:c="2"/>- Instructions and how-to information</text:p><text:p><text:s text:c="2"/>- Lessons on things</text:p><text:p><text:s text:c="4"/>- Typing lessons</text:p><text:p><text:s text:c="4"/>- Language learning lessons</text:p><text:p><text:s text:c="4"/>- Musical instrument lessons</text:p><text:p><text:s text:c="4"/>- Tutorials on using software</text:p><text:p><text:s text:c="4"/>- …</text:p><text:p><text:s text:c="2"/>- Support using EITE &amp; Ember</text:p><text:p><text:s text:c="2"/>- Nutrition information</text:p><text:p><text:s text:c="2"/>- Support in other aspects of life (_e.g._ help with trouble fishing, personal motivation, nutrition, depression, etc.)</text:p><text:p><text:s text:c="2"/>- …</text:p><text:p>- Management</text:p><text:p><text:s text:c="2"/>- Database creation and administration (this is really “Document creation”, but also listed here)</text:p><text:p><text:s text:c="2"/>- Network administration</text:p><text:p><text:s text:c="2"/>- Programming</text:p><text:p><text:s text:c="2"/>- Emulation of other computing systems (this is also media playback, of a sort)</text:p><text:p><text:s text:c="2"/>- Working with files and directories</text:p><text:p><text:s text:c="2"/>- Converting data from one format to another</text:p><text:p><text:s text:c="2"/>- Compressing and/or archiving data and/or directory structures</text:p><text:p><text:s text:c="2"/>- Imaging disks</text:p><text:p><text:s text:c="2"/>- Encrypting, decrypting, creating checksum records for, checking against checksum records, packing with parity data, restoring from parity data…</text:p><text:p><text:s text:c="2"/>- Running apps (this is basically just opening documents, )</text:p><text:p><text:s text:c="2"/>- Distributed computing</text:p><text:p><text:s text:c="2"/>- Digital forensics</text:p><text:p><text:s text:c="2"/>- Computer security</text:p><text:p><text:s text:c="2"/>- Malware prevention, intrusion detection, …</text:p><text:p><text:s text:c="2"/>- Data serialization</text:p><text:p><text:s text:c="2"/>- …</text:p><text:p>- Exchange</text:p><text:p><text:s text:c="2"/>- Buying and selling goods</text:p><text:p><text:s text:c="2"/>- Trading stocks and cryptocurrencies</text:p><text:p><text:s text:c="2"/>- Purchasing and selling tickets</text:p><text:p><text:s text:c="2"/>- Issuing and redeeming coupons</text:p><text:p><text:s text:c="2"/>- Sending money (money-order style)</text:p><text:p><text:s text:c="2"/>- …</text:p><text:p>- Searching</text:p><text:p><text:s text:c="2"/>- Answers (_e.g._ facts, math questions)</text:p><text:p><text:s text:c="2"/>- Finding media (_e.g._ news, movies, music, etc.)</text:p><text:p><text:s text:c="2"/>- Locating documents</text:p><text:p><text:s text:c="2"/>- …</text:p><text:p>- Guided time use and content consumption</text:p><text:p><text:s text:c="2"/>- Notifications</text:p><text:p><text:s text:c="2"/>- Emergencies</text:p><text:p><text:s text:c="2"/>- Important news</text:p><text:p><text:s text:c="2"/>- Emails</text:p><text:p><text:s text:c="2"/>- Blog feeds</text:p><text:p><text:s text:c="2"/>- Things I’m supposed to be doing</text:p><text:p><text:s text:c="2"/>- Personal health warnings</text:p><text:p><text:s text:c="2"/>- Computer status warnings (disk/memory failure, overheating, can’t connect to Ember server, running out of battery power, …)</text:p><text:p><text:s text:c="2"/>- …</text:p><text:p><text:s text:c="2"/>- Activity guidance</text:p><text:p><text:s text:c="4"/>- What to do right now</text:p><text:p><text:s text:c="4"/>- What I have on my schedule upcoming</text:p><text:p><text:s text:c="4"/>- …</text:p><text:p><text:s text:c="2"/>- News headlines</text:p><text:p><text:s text:c="2"/>- Blog feeds</text:p><text:p><text:s text:c="2"/>- Podcasts</text:p><text:p><text:s text:c="2"/>- Top charts (popular items)</text:p><text:p><text:s text:c="2"/>- Best charts (classics / enduring popularity items)</text:p><text:p><text:s text:c="2"/>- Suggested recipes</text:p><text:p><text:s text:c="2"/>- Fitness tips</text:p><text:p><text:s text:c="2"/>- Weather information</text:p><text:p><text:s text:c="2"/>- Stock market information</text:p><text:p><text:s text:c="2"/>- Computer’s status (resource usage, etc.)</text:p><text:p><text:s text:c="2"/>- Personal health</text:p><text:p><text:s text:c="2"/>- Sports information</text:p><text:p><text:s text:c="2"/>- Acquaintance suggestions (people one might find interesting to talk to or to get to know)</text:p><text:p><text:s text:c="2"/>- Dating suggestions / matchmaking</text:p><text:p><text:s text:c="2"/>- …</text:p><text:p>- Communication</text:p><text:p><text:s text:c="2"/>- Instant messaging</text:p><text:p><text:s text:c="2"/>- Email</text:p><text:p><text:s text:c="2"/>- Video chat and group video chat</text:p><text:p><text:s text:c="2"/>- Audio and video messages</text:p><text:p><text:s text:c="2"/>- Collaborative document editing (this is “Document creation” but is related to communication)</text:p><text:p><text:s text:c="2"/>- Social networking</text:p><text:p><text:s text:c="2"/>- Blogging and microblogging (this is “Document creation” but is also a form of communication)</text:p><text:p><text:s text:c="2"/>- Newsgroups</text:p><text:p><text:s text:c="2"/>- BBSes</text:p><text:p><text:s text:c="2"/>- File sharing</text:p><text:p><text:s text:c="2"/>- Industrial automation (machine embroidery, etc.) (not an exact fit in the category of communication, since it’s communication with machines: perhaps closer to "management")</text:p><text:p><text:s text:c="2"/>- Sharing/microblogging/adding as status updates URLs, photographs, music, videos, …</text:p><text:p><text:s text:c="2"/>- Social bookmarking</text:p><text:p><text:s text:c="2"/>- …</text:p><text:p/><text:p>### Semantic representation</text:p><text:p/><text:p>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text:p/><text:p>- Liberal relationship formation and node typing: A node can be assigned any other node as its type; a relationship can be from any type of node to any other type of node even if that is not how the relationship is defined (this situation could display a warning, for example).</text:p><text:p>- 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text:p/><text:p>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text:p/><text:p>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text:p/><text:p>#### Complex Dc sequences, Sequence Builders, and Dynamic Sets</text:p><text:p/><text:p>A complex sequence of Dcs could be built using special-purpose input tools for constructing them. For instance, purpose-built tools could be provided for constructing a sequence of Dcs representing a mathematical equation, or a sequence of Dcs representing a given time or color.</text:p><text:p/><text:p>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text:p/><text:p>### Implementation challenges and strategy</text:p><text:p/><text:p>An implementation of a simple state-machine–driven interpreter of the token-based document format specification for the information technology environment aspect of the project is under way.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will be implemented in JavaScript to allow the code written for the project to be trivially portable to other platforms and languages.</text:p><text:p/><text:p>What I am able to develop, practically speaking, is simply a technology demo and beginning of an implementation of a tool with larger scope. Consequently, it will presumably be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text:p><text:p/><text:p>#### Client implementation design diagram</text:p><text:p/><text:p>```</text:p><text:p><text:s text:c="9"/>External I/O: document source ──────────────╮</text:p><text:p><text:s text:c="15"/>(as Dc sequence) <text:s text:c="21"/>│</text:p><text:p><text:s text:c="53"/>↓</text:p><text:p><text:s text:c="3"/>[○ Document execution state] ╮ <text:s text:c="3"/>╭ [○ Document as Dc sequence] ←╮</text:p><text:p><text:s text:c="16"/>↑ <text:s text:c="14"/>↓ <text:s text:c="3"/>↓ <text:s text:c="29"/>│</text:p><text:p><text:s text:c="16"/>╰───── Document execution loop: <text:s/>───────────────────╯</text:p><text:p><text:s text:c="2"/>Other External I/O ← iterates over tokens (Dcs)</text:p><text:p><text:s text:c="35"/>↓</text:p><text:p><text:s text:c="30"/>Renderer: converts and</text:p><text:p><text:s text:c="30"/>and writes to renderer</text:p><text:p><text:s text:c="30"/>buffer visible document</text:p><text:p><text:s text:c="30"/>elements</text:p><text:p><text:s text:c="37"/>↓</text:p><text:p><text:s text:c="30"/>⎡ Renderer buffer: holds <text:s text:c="4"/>⎤</text:p><text:p><text:s text:c="30"/>⎢ representation of document ⎥</text:p><text:p><text:s text:c="30"/>⎢ in the format desired for <text:s/>⎥</text:p><text:p>External I/O: render target ← ⎢ output (terminal text for <text:s/>⎥</text:p><text:p>(e.g. terminal or browser) <text:s text:c="3"/>⎢ a CLI, HTML for a browser, ⎥</text:p><text:p><text:s text:c="30"/>⎢ bitmap for a raster <text:s text:c="7"/>⎥</text:p><text:p><text:s text:c="30"/>⎢ monitor or HTML Canvas, <text:s text:c="3"/>⎥</text:p><text:p><text:s text:c="30"/>⎢ other formats for export, <text:s/>⎥</text:p><text:p><text:s text:c="30"/>⎣ etc.) <text:s text:c="21"/>⎦</text:p><text:p>```</text:p><text:p/><text:p>### StageL</text:p><text:p/><text:p>#### Overview</text:p><text:p/><text:p>A simple programming language should be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text:p/><text:p>#### Design goals</text:p><text:p/><text:p>- Imperative language. Trivial to implement, learn, and read; extremely portable.</text:p><text:p>- Provide function calls, arrays, strings, numbers, Booleans, and operators for these types with strict typing. Objects and first-class functions are out of scope for this language.</text:p><text:p>- Commonly used more complex constructs, such as arbitrary-precision numbers and associative arrays, should be offered as abstractions implemented within StageL as part of a common library of reference code.</text:p><text:p>- Implemented as a transpiler that accepts a file as input and produces a file in the target language as output.</text:p><text:p>- Have an implementation of itself using itself, to provide testing and portability of the language.</text:p><text:p>- Have an implementation in Bash.</text:p><text:p>- Should probably transpile to (at least) JavaScript, C, Java, Bash, PHP, WebAssembly, Microsoft CIL, Lisp, x86 assembly, and Python, in roughly that order of priority. (JavaScript is desired as soon as possible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text:p>- Focus on simplicity and portability: it should purely be an algorithm representation format, without input/output capabilities. StageL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text:p><text:p>- All input/output to/from/within the language takes the form of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text:p>- Output files should retain the structure and comments of the input files, thereby retaining readability as far as the target language permits.</text:p><text:p>- All behavior should be specified. Ambiguous programs should be impossible to write knowing the specification, and (as far as possible) the meaning of a program should be obvious and unambiguous _without_ the language specification. Programs that do not match the specification exactly should be entirely rejected, rather than produce warnings or have a best guess of its meaning made.</text:p><text:p/><text:p>### EITE document formats</text:p><text:p/><text:p>There are two conceptually significant document formats for storing EITE data. Both formats consist of a sequence of Dcs. The simpler format would be a simple list of Dcs, similar to a character-based text encoding. The more complex format (the "EITE Language") would be a traditional programming language. The two formats should share a one-to-one equivalency for a given document, and merely be different ways of representing that document.</text:p><text:p/><text:p>### EITE Language</text:p><text:p/><text:p>Note that the syntax specifications are not included here, as they are lengthy, incomplete, and likely to be changed in the course of further development.</text:p><text:p/><text:p>#### Objective</text:p><text:p/><text:p>Develop a machine-readable language that can be implemented using StageL, and transpiled into StageL if desired. It should be practically useable as a shell as well as for running stored programs.</text:p><text:p/><text:p>#### Language profiles</text:p><text:p/><text:p>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The Dangerous profile allows using language features which are probably a bad idea to use, but may be needed in some cases.</text:p><text:p/><text:p>#### Dcs</text:p><text:p/><text:p>The core unit of the EITE Language is the Dc (Document Component). The defined Dcs are listed in DcData.csv. An EITE Language document is a list of Dcs, and a file is considered _structurally valid_ if it can be interpreted as such. A Dc can have a syntactical pattern that it can require if it is to be meaningful. For example, a marker to _begin_ a section of a document might be required to have a matching _end_ marker. A document is only _syntactically valid_ if the usage of each Dc contained within it conforms to the Dc's defined syntax, even if the document is otherwise structurally valid.</text:p><text:p/><text:p>#### Structures in the EITE Language</text:p><text:p/><text:p>The EITE Language uses the following main types of entity to represent information.</text:p><text:p/><text:p>##### Type</text:p><text:p/><text:p>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text:p><text:p/><text:p>##### Object</text:p><text:p/><text:p>An object is an entity that conforms to a given type (an _instance_ of that type). The most general type is _object_, and there is no need for an object to conform to any other type.</text:p><text:p/><text:p>##### Block</text:p><text:p/><text:p>A block is a group of statements.</text:p><text:p/><text:p>##### Project</text:p><text:p/><text:p>A project is a single document, and if relevant, any other documents maintained as part of that document.</text:p><text:p/><text:p>##### Module</text:p><text:p/><text:p>A module is one or more Library-mode documents that have a package name for addressing the things they provide.</text:p><text:p/><text:p>##### List</text:p><text:p/><text:p>A list is an ordered list of objects.</text:p><text:p/><text:p>##### String</text:p><text:p/><text:p>A string is a list of Dcs. Because all Dcs can be used in strings, any data type can be cast to a string, and all data types internally _are_ strings of Dcs.</text:p><text:p/><text:p>##### Routine</text:p><text:p/><text:p>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text:p><text:p/><text:p>##### Operator</text:p><text:p/><text:p>An operator is a short notation or syntax pattern for some common routines (_e.g._, `Number a + Number b` in place of `add(Number a, Number b)`.</text:p><text:p/><text:p>##### Identifier</text:p><text:p/><text:p>An identifier is a name for an object.</text:p><text:p/><text:p>##### Structure</text:p><text:p/><text:p>A structure is the definition of what the structure is that an entity can have, similar to type definitions or type signatures in some programming languages. A type can contain named Structures without any values for defining an interface.</text:p><text:p/><text:p>##### Statement</text:p><text:p/><text:p>A statement is a logical line of a document. It can be an invocation of a routine, or a declaration of an entity's structure or value.</text:p><text:p/><text:p># Alignment of the project approach to the traits of the currently emerging new media</text:p><text:p/><text:p>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 Even regarding only the information technology environment, it is intended to inherit the capabilities of existing computers, which are used for text, sound, image, video, and interactive media, among others.</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 When only available in partial form, those portions of it can be used in everyday settings as well (_e.g._ large chunks of my classwork and other data I rely on and use on an everyday basis (personal projects, music library, email, etc.) are stored and managed using software developed in the course of developing this project).</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_e.g._ I think Google doesn't allow kids to use it, so this presumably shouldn't either).</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App: ________________</text:p><text:p/><text:p>The app can be provided as a Web page, a native app, or a boot-to-app OS. The current version uses a Web page, although it is consequently limited to the restrictions imposed on Web pages by Web browsers.</text:p><text:p/><text:p>### Immersion: ________________</text:p><text:p/><text:p>I should learn to speak about the project so I can explain it in person, and learn to be friends with people in general.</text:p><text:p/><text:p>### YouTube: ________________</text:p><text:p/><text:p>A video can be created to introduce people to the project, and hope they will engage in working on it with me.</text:p><text:p/><text:p>## Standing</text:p><text:p/><text:p>What credibility do you have for spreading your meme?</text:p><text:p/><text:p>### App Store reviews: ________________</text:p><text:p/><text:p>I have received no comments on the app, although it does not do anything yet from a user perspective (other than use several hundred lines of code to print "Hello, World!", and run very slowly).</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YouTube subscribers: ________________</text:p><text:p/><text:p>I have two subscribers on my personal YouTube account, and none on my official account.</text:p><text:p/><text:p>## Manual Vector</text:p><text:p/><text:p>How will you inject your meme?</text:p><text:p/><text:p>### Submitting an app</text:p><text:p/><text:p>An app can be distributed as a Web page, as a stand-alone downloadable app (as a file, through operating system package managers), and as a boot-to-app OS. All of these are reasonable distribution platforms for EITE, although likely only native apps would be able to run the server part of the app. (Different platforms have different limitations on what apps are able to accomplish, as a result of environment (hardware, software, network, etc.) limitations.)</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Embedding (YouTube)</text:p><text:p/><text:p>This is no longer necessary with the availability of HTML5 video.</text:p><text:p/><text:p>### Linking in comments (YouTube)</text:p><text:p/><text:p>This is quite useful, although YouTube actually calls it the "Description" (it's separate from the comments). Providing information and links related to the video allows people who were interested in the video to pursue the project.</text:p><text:p/><text:p>## Automatic Vector</text:p><text:p/><text:p>How will computers spread your meme?</text:p><text:p/><text:p>### IFTTT</text:p><text:p/><text:p>This is a tool for constructing simple tasks using Web services' APIs. It does not seem relevant to this project.</text:p><text:p/><text:p>## Payload</text:p><text:p/><text:p>What's the smallest unit of meaning you hope to circulate?</text:p><text:p/><text:p>### App-payload: ________________</text:p><text:p/><text:p>The EITE client and server apps are proposed above.</text:p><text:p/><text:p>### URL-blog: ________________</text:p><text:p/><text:p>This proposal could be polished and published as a Web page. Alternatively or in addition, it should be used to fill out the content in the project's Web site.</text:p><text:p/><text:p>### Video: ________________</text:p><text:p/><text:p>A video introduction to the project can be created to serve as an aid to recruit other people to work on this.</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App downloads/sales</text:p><text:p/><text:p>This can be estimated by how it corresponds roughly to the number of people who work on the project with me, which is presumably an upper bound on the number. Some people who want to use the app easily but not worry about developing it (_e.g._ people who find it useful but are working on non-EITE aspects of the project) would use this method of engagement.</text:p><text:p/><text:p>### Web site hits</text:p><text:p/><text:p>The Web host I am currently using tracks this automatically, but it is of dubious reliability (doesn't indicate how many people are actually interested in working on the project). The number of people who contact and talk to me about it would be a more reliable metric.</text:p><text:p/><text:p>### Google Analytics</text:p><text:p/><text:p>I don't use this. It's proprietary, it contributes unnecessarily to page CPU and network load, it invades the privacy of people who have used it, and it doesn't measure people with any familiarity with computers, since they would use uBlock Origin or similar software to prevent it loading.</text:p><text:p/><text:p>### Google Pagerank</text:p><text:p/><text:p>Google Pagerank was discontinued in 2016.</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and the software I have developed are available online, which can help people evaluate my experience, giving me more credibility.)</text:p><text:p/><text:p>### Reader comments</text:p><text:p/><text:p>People communicating with me to join forces on working on this project is the primary quantifiable metric of success for this semester, I think.</text:p><text:p/><text:p>### YouTube views</text:p><text:p/><text:p>These are available via YouTube video page. People who contact me are more helpful than people who watch a video but are not interested enough to proceed.</text:p><text:p/><text:p># Computer-free project strategy</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Annotated bibliography</text:p><text:p/><text:p>## Evidence of the problem</text:p><text:p>- _Digital Amnesia_ (2014 film) (https://archive.org/download/DigitalAmnesiaDocumentary/DigitalAmnesiaDocumentary.HD.mp4) is an informative and accessible introduction to a few of the immense modern losses of and threats to historical knowledge.</text:p><text:p>- Madge, Robert. "GDPR: data portability is a false promise" (https://medium.com/mydata/gdpr-data-portability-is-a-false-promise-af460d35a629). 2017 July 4, in _MyData_.: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https://webapps.stackexchange.com/q/45562; http://features.jsomers.net/how-i-reverse-engineered-google-docs/).</text:p><text:p>- "National Museum of Brazil fire" (https://en.wikipedia.org/wiki/National_Museum_of_Brazil_fire). In _Wikipedia_. This fire exemplifies how organizational apathy to cultural preservation can cause devastating losses.</text:p><text:p>- Browne, Malachy. "YouTube Removes Videos Showing Atrocities in Syria" (https://web.archive.org/web/20171004135730/https://www.nytimes.com/2017/08/22/world/middleeast/syria-youtube-videos-isis.html). 2017 Aug. 22, in _The New York Times_. As corporate-mediated platforms become primary communications media with increasing reliance on them, the effects of using a privately managed platform without the traditional legal protections of press freedom become increasingly pronounced.</text:p><text:p>- "Deforestation" (https://en.wikipedia.org/wiki/Deforestation). In _Wikipedia_. Deforestation is one highly visible illustration of the damage done by short-term, profit-driven decisionmaking.</text:p><text:p>- ArchiveTeam. "A Million Ways to Die on the Web" (https://www.archiveteam.org/index.php?title=A_Million_Ways_to_Die_on_the_Web). This article discusses some of the threats to the preservation of Web-based media.</text:p><text:p>- Economic inequality (https://en.wikipedia.org/wiki/Economic_inequality), often correlating with race and gender, arising regardless of individuals' capacity for economic contribution to society, reduces opportunities for social equality or justice.</text:p><text:p>- The practice of "wiping" (https://en.wikipedia.org/wiki/Wiping; https://en.wikipedia.org/wiki/Doctor_Who_missing_episodes)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https://en.wikipedia.org/wiki/Film_preservation; https://en.wikipedia.org/wiki/Lost_film; https://en.wikipedia.org/wiki/Nitrocellulose#Film).</text:p><text:p>- "Slack's bait and switch", in _Opkode_ (https://opkode.com/blog/slacks-bait-and-switch/), as well as [this discussion](https://news.ycombinator.com/item?id=16567009) in response to it, and especially [this comment](https://news.ycombinator.com/item?id=16569232); also [this article](https://medium.freecodecamp.org/so-yeah-we-tried-slack-and-we-deeply-regretted-it-391bcc714c81), and [this page](https://get.slack.help/hc/en-us/articles/201658943), [this page](https://get.slack.help/hc/en-us/articles/115002422943-Message-and-storage-limits-on-the-Free-plan), and [this other page](https://get.slack.help/hc/en-us/articles/204897248-guide-to-slack-data-exports)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text:p><text:p>- Snapchat (https://en.wikipedia.org/wiki/Snapchat), like Slack, is a company that predicates its entire business model on the wanton destruction of history: it provides a communications tool that is marketed upon the premise that messages sent with it are forgotten. It is unconscionable that the attitude even exists where anyone would find this acceptable, never mind that it is _widespread_.</text:p><text:p>- Unity3d physics : things can't float on other things</text:p><text:p>- Adobe Illustrator doesn't have a smudge brush</text:p><text:p/><text:p>## Related projects and inspirations</text:p><text:p>- The Internet Archive (https://archive.org/) is working to preserve and provide access to all knowledge. They also have been working to innovate in other areas, such as by encouraging the development of Distributed Web technology, affordable housing, and an alternative credit union.</text:p><text:p>- The GNU (https://www.gnu.org/) and</text:p><text:p>- KDE (https://www.kde.org/) communities have produced a large number of successful free/libre/open-source software packages, which are already in use to facilitate development of this project.</text:p><text:p>- The United States of America (https://www.usa.gov/) was created as an innovative community on a very large scale. The history of the successes and challenges it and other countries and communities have faced are valuable experiences to learn from when designing organizational management and governance principles.</text:p><text:p>- The Wikimedia movement (https://www.wikimedia.org/) has produced a wide range of libre-licensed educational information, including the structured knowledge database Wikidata. The knowledge the Wikimedia projects has created is similar in some ways to some aspects of this project, and would be useful to use in developing this project.</text:p><text:p>- Open Source Ecology (https://www.opensourceecology.org/) is developing, under a libre license, the technologies needed to construct a society. These are resources that are very useful to developing this project.</text:p><text:p>- MusicBrainz (https://musicbrainz.org/) is a libre-licensed structured database of music and musicians. It is the original inspiration for the structured data aspects of EITE.</text:p><text:p>- Apache Wave (http://incubator.apache.org/projects/wave.html) partially inspired and influenced the communications approach for EITE (mixed-media, everything-is-a-document/everything-is-a-string, collaborative networking).</text:p><text:p>- Cryto Coding Collective (http://cryto.net/) is attempting a not-for-profit community-maintained information technology infrastructure.</text:p><text:p>- BabelStone (http://babelstone.co.uk/) has many articles discussing challenges in using various writing systems in information technology systems. These articles influenced my interest in the availability of tools with better typography capabilities.</text:p><text:p>- ArchiveTeam (https://www.archiveteam.org/; http://fileformats.archiveteam.org/)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text:p><text:p>- Bibliotheca Alexandrina (http://bibalex.org/) preserves and provides access to a wide range of knowledge.</text:p><text:p>- The Long Now Foundation (http://longnow.org/) promotes long-term thinking, which is an important design and ethics principle of this project.</text:p><text:p>- Free Software Foundation (https://www.fsf.org/) promotes principles of freedom as used in and by this project.</text:p><text:p>- Bangor Public Library (https://www.bpl.lib.me.us/)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Framasoft (https://framasoft.org/) is a community providing libre software and services.</text:p><text:p>- Arch Mission (https://archmission.org/) is compiling libraries of culturally important knowledge, similar to those proposed in this project.</text:p><text:p>- Nanostructures in quartz glass (Kazansky, Peter G. "Laser nanostructuring in glass for long-term and large-scale digital preservation", http://www.digitalpreservation.gov/meetings/DSA2017/Day_2/05_AM_Kransky_5D_Optical_Storage.pdf) are an intriguing technology with the potential to make the distribution and preservation of large amounts of information practical.</text:p><text:p/><text:p>--&gt;</text:p></office:annotation>Community: Specification</text:h>
      <text:h text:style-name="Heading_20_4" text:outline-level="4">Community</text:h>
      <text:p text:style-name="Text_20_body">An Ember community is a group of individuals who have chosen to create an Ember community, and to live in accordance with shared principles so as to best protect individuals' rights.</text:p>
      <text:h text:style-name="Heading_20_4" text:outline-level="4">Services collective</text:h>
      <text:p text:style-name="Text_20_body">An Ember community's services collective is a not-for-profit that organizes the procurement and distribution of goods and services for its members, and perhaps those who are not its memb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 strange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text:p>
      <text:p text:style-name="Text_20_body">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
      <text:h text:style-name="Heading_20_4" text:outline-level="4">Community and Organization</text:h>
      <text:p text:style-name="Text_20_body">Implementation of an Ember community (see <text:a xlink:type="simple" xlink:href="http://futuramerlin.com/specification/community" text:style-name="Internet_20_link" text:visited-style-name="Visited_20_Internet_20_Link">[http://futuramerlin.com/specification/community]: the relevant section of the specification</text:a>) has not been attempted due to a lack of resources at present.</text:p>
      <text:p text:style-name="Heading_20_1">Engineering and Technology</text:p>
      <text:h text:style-name="Heading_20_4" text:outline-level="4">Buildings</text:h>
      <text:p text:style-name="Text_20_body">A modular building should be designed, which is able to be easily moved even when assembled, changed to add windows or other sections of the building and similar parts, and waterproof.</text:p>
      <text:p text:style-name="Heading_20_1">Information Technology</text:p>
      <text:p text:style-name="Heading_20_1">Hardware</text:p>
      <text:h text:style-name="Heading_20_5" text:outline-level="5">Information Technology Software Environment: Document-Centric Computing Environment</text:h>
      <text:h text:style-name="Heading_20_6" text:outline-level="6">Introduction</text:h>
      <text:p text:style-name="Text_20_body">Abstract </text:p>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p text:style-name="Text_20_body">The Problem </text:p>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p text:style-name="Text_20_body">Existing work towards solving this problem </text:p>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6" text:outline-level="6">General approach</text:h>
      <text:p text:style-name="Text_20_body">This project should aim to systematically support the libre development and distribution as best as possible of an innovative information technology environment.</text:p>
      <text:p text:style-name="Text_20_body">Current project status </text:p>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6" text:outline-level="6">Intended outcomes</text:h>
      <text:list xml:id="list940624561" text:style-name="L6">
        <text:list-item>
          <text:p text:style-name="P34">The end goal of this work is the development of a completed, stable software environment used for developing the project, consisting of: </text:p>
          <text:list>
            <text:list-item>
              <text:p text:style-name="P34">Specifications </text:p>
            </text:list-item>
            <text:list-item>
              <text:p text:style-name="P34">Information technology environment software implementation </text:p>
            </text:list-item>
            <text:list-item>
              <text:p text:style-name="P7">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6" text:outline-level="6"><office:annotation><dc:date>2019-09-26T22:29:40.797774225</dc:date><text:p>&lt;!-- &lt;h6&gt;Tasks list&lt;/h6&gt;</text:p><text:p/><text:p><text:s text:c="4"/>&lt;h7&gt;Planning and strategy&lt;/h7&gt;</text:p><text:p><text:s text:c="8"/>&lt;ul&gt;</text:p><text:p><text:s text:c="12"/>&lt;li&gt;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lt;/li&gt;</text:p><text:p><text:s text:c="12"/>&lt;li&gt;My role in this project should be to coordinate and facilitate until a person or persons more capable is/are available, and/or until it is self-managed, and my presence or absence would have no appreciable effect on it.&lt;/li&gt;</text:p><text:p><text:s text:c="8"/>&lt;/ul&gt;</text:p><text:p/><text:p>&lt; People and communication</text:p><text:p>- Develop effective communication skills and strategies.</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Develop prototype <text:s text:c="18"/>400 <text:s text:c="4"/>10 <text:s text:c="9"/>4000 <text:s text:c="3"/>I volunteer to do my best</text:p><text:p>Fill out prototype <text:s text:c="17"/>1000 <text:s text:c="3"/>10 <text:s text:c="9"/>10000 <text:s text:c="2"/>I volunteer as much as I can</text:p><text:p>Web hosting costs <text:s text:c="18"/>unit(yr)120 <text:s text:c="8"/>120</text:p><text:p>TOTAL <text:s text:c="30"/>1400 <text:s text:c="3"/>10 <text:s text:c="9"/>14120</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gt;</text:p></office:annotation>Development tasks and process</text:h>
      <text:list xml:id="list1102700572" text:style-name="L7">
        <text:list-item>
          <text:p text:style-name="P35">Develop, write, test, and document specifications </text:p>
          <text:list>
            <text:list-item>
              <text:p text:style-name="P35">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item>
          <text:p text:style-name="P35">Continue development of support software </text:p>
        </text:list-item>
        <text:list-item>
          <text:p text:style-name="P35">Develop software for information technology environment (EITE) </text:p>
          <text:list>
            <text:list-item>
              <text:p text:style-name="P35">Provide and implement StageL inside EITE </text:p>
            </text:list-item>
            <text:list-item>
              <text:p text:style-name="P35">UI widgets </text:p>
            </text:list-item>
            <text:list-item>
              <text:p text:style-name="P35">Implement simple document editor in EITE </text:p>
            </text:list-item>
            <text:list-item>
              <text:p text:style-name="P35">Other EITE development tasks: networking, data storage and distribution, etc. </text:p>
            </text:list-item>
            <text:list-item>
              <text:p text:style-name="P35">Add C target to StageL </text:p>
            </text:list-item>
            <text:list-item>
              <text:p text:style-name="P35">Benchmark JavaScript implementation versus C→WebAssembly, out of curiosity. WASM would require clang in the toolchain, which wouldn't be ideal until clang can be run on non-WASM EITE, but anyway... </text:p>
            </text:list-item>
            <text:list-item>
              <text:p text:style-name="P35">Support WebAssembly in EITE </text:p>
            </text:list-item>
            <text:list-item>
              <text:p text:style-name="P35">Get text rendering and raster output implemented in EITE </text:p>
            </text:list-item>
            <text:list-item>
              <text:p text:style-name="P35">Complex text rendering support </text:p>
            </text:list-item>
            <text:list-item>
              <text:p text:style-name="P8">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companies using distorted clones of the idea to further their proprietary goals and vendor lock-in). </text:p>
            </text:list-item>
          </text:list>
        </text:list-item>
      </text:list>
      <text:h text:style-name="Heading_20_6" text:outline-level="6"><office:annotation><dc:date>2019-09-26T22:29:40.798628405</dc:date><text:p>&lt;!-- #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gt;</text:p></office:annotation>Overview and introduction</text:h>
      <text:p text:style-name="Text_20_body">Components of the project </text:p>
      <text:p text:style-name="Text_20_body">The computing environment will consist of the following components:</text:p>
      <text:list xml:id="list66361491" text:style-name="L8">
        <text:list-item>
          <text:p text:style-name="P36">Development principles, describing the process to use for creating the computing environment </text:p>
        </text:list-item>
        <text:list-item>
          <text:p text:style-name="P36">Data format and its representations </text:p>
          <text:list>
            <text:list-item>
              <text:p text:style-name="P36">Specification </text:p>
            </text:list-item>
            <text:list-item>
              <text:p text:style-name="P36">Reference implementation </text:p>
            </text:list-item>
          </text:list>
        </text:list-item>
        <text:list-item>
          <text:p text:style-name="P36">Data storage system and infrastructure: mechanism for storing append-only set of records, each comprising a unique ID paired with a node document </text:p>
        </text:list-item>
        <text:list-item>
          <text:p text:style-name="P36">Software system, including: </text:p>
          <text:list>
            <text:list-item>
              <text:p text:style-name="P36">Client component </text:p>
            </text:list-item>
            <text:list-item>
              <text:p text:style-name="P36">Server components, including: </text:p>
              <text:list>
                <text:list-item>
                  <text:p text:style-name="P36">Public-facing API </text:p>
                </text:list-item>
                <text:list-item>
                  <text:p text:style-name="P36">Search engine </text:p>
                </text:list-item>
                <text:list-item>
                  <text:p text:style-name="P9">Storage backend </text:p>
                </text:list-item>
              </text:list>
            </text:list-item>
          </text:list>
        </text:list-item>
      </text:list>
      <text:p text:style-name="Text_20_body">Premise </text:p>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p text:style-name="Text_20_body">Goals of the project </text:p>
      <text:list xml:id="list4094795571" text:style-name="L9">
        <text:list-item>
          <text:p text:style-name="P37">Proposing, prototyping, and developing a new form of computerized information technology system </text:p>
        </text:list-item>
        <text:list-item>
          <text:p text:style-name="P37">Basing that system on the potential of such systems, rather than mimicing the roles and restrictions of analog media </text:p>
        </text:list-item>
        <text:list-item>
          <text:p text:style-name="P10">Part of a project to develop tools and resources to make it easier to experiment with changes to society and technology in local communities </text:p>
        </text:list-item>
      </text:list>
      <text:p text:style-name="Text_20_body">Why is this important? </text:p>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p text:style-name="Text_20_body">Project strategies </text:p>
      <text:list xml:id="list2935291281" text:style-name="L10">
        <text:list-item>
          <text:p text:style-name="P38">Treating all media as sequences of units analogous to characters in text </text:p>
        </text:list-item>
        <text:list-item>
          <text:p text:style-name="P38"><text:soft-page-break/>Allowing all types of media to coexist in a document, and avoiding restrictions on what can go where in a document </text:p>
        </text:list-item>
        <text:list-item>
          <text:p text:style-name="P11">Trying to ensure easy portability of software </text:p>
        </text:list-item>
      </text:list>
      <text:p text:style-name="Text_20_body">Current status </text:p>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p text:style-name="Text_20_body">Future goals and plans </text:p>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1301317118" text:style-name="L11">
        <text:list-item>
          <text:p text:style-name="P39">It can allow people to configure how they want to see information (such as ensuring the text size is always large enough). </text:p>
        </text:list-item>
        <text:list-item>
          <text:p text:style-name="P39">It can allow people to configure what information they want to be given (for instance, filtering out documents that have not been screened for being dangerous to people with photosensitive epilepsy). </text:p>
        </text:list-item>
        <text:list-item>
          <text:p text:style-name="P39">It ensures all knowledge in the system is preserved for future history. </text:p>
        </text:list-item>
        <text:list-item>
          <text:p text:style-name="P39">It can allow people to keep their information private, rather than having it slurped up for advertising. </text:p>
        </text:list-item>
        <text:list-item>
          <text:p text:style-name="P12">It can allow people to access, copy, back up, and conduct research using the information easily, rather than knowledge being locked up in commercial databases. </text:p>
        </text:list-item>
      </text:list>
      <text:p text:style-name="Text_20_body">Summary </text:p>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6" text:outline-level="6">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6" text:outline-level="6">Development principles</text:h>
      <text:list xml:id="list2097734852" text:style-name="L12">
        <text:list-item>
          <text:p text:style-name="P40"><office:annotation><dc:date>2019-09-26T22:29:40.800474300</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40">Make sure that all tests pass when releasing changes to the software. </text:p>
        </text:list-item>
        <text:list-item>
          <text:p text:style-name="P13">Thorough automated unit tests should be provided and kept passing. </text:p>
        </text:list-item>
      </text:list>
      <text:p text:style-name="Text_20_body">Prerequisites for code to be added to the repository </text:p>
      <text:list xml:id="list3900831427" text:style-name="L13">
        <text:list-item>
          <text:p text:style-name="P41">Code must be readable and documented. </text:p>
        </text:list-item>
        <text:list-item>
          <text:p text:style-name="P41">Code must not cause or have failing tests. </text:p>
        </text:list-item>
        <text:list-item>
          <text:p text:style-name="P41">Code should include thorough automatic test coverage. </text:p>
        </text:list-item>
        <text:list-item>
          <text:p text:style-name="P14">To keep the software in line with the specification, code must address a deviation from the current specification (bug, missing feature, etc.), and may not contain code unrelated to that. </text:p>
        </text:list-item>
      </text:list>
      <text:p text:style-name="Text_20_body">How issues should be prioritized </text:p>
      <text:p text:style-name="Text_20_body">Ordered from highest priority to lowest priority:</text:p>
      <text:list xml:id="list3111176594" text:style-name="L14">
        <text:list-item>
          <text:p text:style-name="P42">Potential for data loss </text:p>
        </text:list-item>
        <text:list-item>
          <text:p text:style-name="P42">Security vulnerabilities </text:p>
        </text:list-item>
        <text:list-item>
          <text:p text:style-name="P42">Functional regressions </text:p>
        </text:list-item>
        <text:list-item>
          <text:p text:style-name="P42">Incorrect results </text:p>
        </text:list-item>
        <text:list-item>
          <text:p text:style-name="P42">Crashes, lack of accessibility/internationalization, and similar critical usability issues </text:p>
        </text:list-item>
        <text:list-item>
          <text:p text:style-name="P42">Slow code with a significant impact on usability </text:p>
        </text:list-item>
        <text:list-item>
          <text:p text:style-name="P42">Aesthetic regressions </text:p>
        </text:list-item>
        <text:list-item>
          <text:p text:style-name="P42">Minor usability issues </text:p>
        </text:list-item>
        <text:list-item>
          <text:p text:style-name="P42">Slow code with a moderate impact on usability </text:p>
        </text:list-item>
        <text:list-item>
          <text:p text:style-name="P15">Missing features </text:p>
        </text:list-item>
      </text:list>
      <text:h text:style-name="Heading_20_6" text:outline-level="6">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6" text:outline-level="6">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tagel.htm" text:style-name="Internet_20_link" text:visited-style-name="Visited_20_Internet_20_Link">[http://futuramerlin.com///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6" text:outline-level="6">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p text:style-name="Text_20_body">Target solution spaces </text:p>
      <text:p text:style-name="Text_20_body">In summary, any current uses for software above the operating system level are reasonable areas to attempt development. An outline list of some <text:a xlink:type="simple" xlink:href="http://futuramerlin.com///target-solution-spaces-list.htm" text:style-name="Internet_20_link" text:visited-style-name="Visited_20_Internet_20_Link">[http://futuramerlin.com///target-solution-spaces-list.htm]: is available</text:a>. (Operating system development and hypothetical software use cases outside of exploration of the possibilities introduced by the novel information representation method may be of interest but are not priorities for this project at this time.)</text:p>
      <text:p text:style-name="Text_20_body">Semantic representation </text:p>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467050038" text:style-name="L15">
        <text:list-item>
          <text:p text:style-name="P43">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16">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p text:style-name="Text_20_body">Complex Dc sequences, Sequence Builders, and Dynamic Sets </text:p>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p text:style-name="Text_20_body">Implementation challenges and strategy </text:p>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Text_20_body">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p text:style-name="Text_20_body">Decentralized networked systems: Ad-hoc Computer Network Negotiation </text:p>
      <text:p text:style-name="Text_20_body">This project should incorporate ad-hoc computer network negotiation to ensure effective and practical decentralized operation.</text:p>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e.g.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 <text:a xlink:type="simple" xlink:href="http://futuramerlin.com///102-000.jpg" text:style-name="Internet_20_link" text:visited-style-name="Visited_20_Internet_20_Link">[http://futuramerlin.com///102-000.jpg]: </text:a><draw:a xlink:type="simple" xlink:href="http://futuramerlin.com///102-000.jpg"><draw:frame draw:style-name="fr1" draw:name="Image1" text:anchor-type="as-char" svg:width="0.7929in" svg:height="0.4in" draw:z-index="0"><draw:image xlink:href="../102-000.jpg" xlink:type="simple" xlink:show="embed" xlink:actuate="onLoad"/><svg:title>Photograph of Brewster Kahle</svg:title></draw:frame></draw:a><text:a xlink:type="simple" xlink:href="http://futuramerlin.com///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 <text:a xlink:type="simple" xlink:href="http://futuramerlin.com///102-001.jpg" text:style-name="Internet_20_link" text:visited-style-name="Visited_20_Internet_20_Link">[http://futuramerlin.com///102-001.jpg]: </text:a><draw:a xlink:type="simple" xlink:href="http://futuramerlin.com///102-001.jpg"><draw:frame draw:style-name="fr1" draw:name="Image2" text:anchor-type="as-char" svg:width="0.7929in" svg:height="0.4in" draw:z-index="0"><draw:image xlink:href="../102-001.jpg" xlink:type="simple" xlink:show="embed" xlink:actuate="onLoad"/><svg:title>Photograph of Whitfield Diffie and Martin Hellman</svg:title></draw:frame></draw:a><text:a xlink:type="simple" xlink:href="http://futuramerlin.com///102-001.jpg" text:style-name="Internet_20_link" text:visited-style-name="Visited_20_Internet_20_Link"><text:s/></text:a>Whitfield Diffie and Martin Hellman, authors of the 1976 paper “New directions in cryptography”, which was influential in the development of public-key cryptography in the private sector 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p text:style-name="Text_20_body">The project in the context of new media studies: Alignment of the project approach to the traits of the currently emerging new media </text:p>
      <text:p text:style-name="Text_20_body">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6" text:outline-level="6">StageL</text:h>
      <text:p text:style-name="Text_20_body">A simple programming language is provided for easily writing portable algorithms to be transpiled to and used by programs in other languages. It is the language in which the implementation of the Dc-based document format is implemented. See <text:a xlink:type="simple" xlink:href="http://futuramerlin.com///stagel.htm" text:style-name="Internet_20_link" text:visited-style-name="Visited_20_Internet_20_Link">[http://futuramerlin.com///stagel.htm]: its documentation page</text:a> for more information.</text:p>
      <text:h text:style-name="Heading_20_6" text:outline-level="6">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57"><text:s text:c="30"/>⎣ etc.) <text:s text:c="21"/>⎦</text:p>
      <text:h text:style-name="Heading_20_6" text:outline-level="6">Data formats</text:h>
      <text:p text:style-name="Text_20_body"><office:annotation><dc:date>2019-09-26T22:29:40.812040454</dc:date><text:p>&lt;!-- &lt;h7&gt;Test suite&lt;/h7&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EITE Language Objective </text:p>
      <text:p text:style-name="Text_20_body"><text:soft-page-break/>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p text:style-name="Text_20_body">Language profiles </text:p>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p text:style-name="Text_20_body">Dcs </text:p>
      <text:p text:style-name="Text_20_body">The core unit of the EITE Language is the Dc (Document Component<office:annotation><dc:date>2019-09-26T22:29:40.812149757</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p text:style-name="Text_20_body">Reading DcData.csv </text:p>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3771466647" text:style-name="L16">
        <text:list-item>
          <text:p text:style-name="P44">List entries beginning with "&gt;" are cross-references to related Dcs. List entries beginning with "&lt;" are decompositions. </text:p>
        </text:list-item>
        <text:list-item>
          <text:p text:style-name="P44">List entries beginning with "(" indicate the syntax (parameter type signatures) for EITE Language routines. </text:p>
        </text:list-item>
        <text:list-item>
          <text:p text:style-name="P44">List entries beginning with ":" indicate the required syntax for the given Dc, using a form similar to regular expressions: </text:p>
          <text:list>
            <text:list-item>
              <text:p text:style-name="P44">a bracketed list of Dcs [] indicate a set of possible Dcs </text:p>
            </text:list-item>
            <text:list-item>
              <text:p text:style-name="P44">a bracketed list of Dcs with a ^ at the beginning indicates an inversion of the set </text:p>
            </text:list-item>
            <text:list-item>
              <text:p text:style-name="P44">+ indicates 1 or more of the preceding item </text:p>
            </text:list-item>
            <text:list-item>
              <text:p text:style-name="P44">a Dc ID in brackets with a colon before the closing brackets indicates any syntactically correct sequence of Dcs beginning with the enclosed Dc ID </text:p>
            </text:list-item>
            <text:list-item>
              <text:p text:style-name="P17">"~"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p text:style-name="Text_20_body">Notes on specific Dcs Dcs 241–245: Mode indicators </text:p>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p text:style-name="Text_20_body">Dcs 246–255: Source formatting control </text:p>
      <text:p text:style-name="Text_20_body">Dcs 246 through 255 control the formatting of the ELS format version of a document.</text:p>
      <text:p text:style-name="Text_20_body">Document formats </text:p>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19-09-26T22:29:40.813146250</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p text:style-name="Text_20_body">EITE Language as Unicode Private Use Characters (dcBasenb), .dcbnb.utf8.txt (assuming UTF-8 representation of Unicode) </text:p>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57"><text:span text:style-name="Source_20_Text">Hello, World!</text:span></text:p>
      <text:p text:style-name="Text_20_body">EITE Language source files (ELS), .els </text:p>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57"><text:span text:style-name="Source_20_Text"><text:s text:c="4"/>Hello, World!</text:span></text:p>
      <text:p text:style-name="Text_20_body">or more idiomatically (but not the exact equivalent of the others in terms of the Dcs used),</text:p>
      <text:p text:style-name="P57"><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57"><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p text:style-name="Text_20_body">EITE Language in ASCII documents (ELAD), .elad </text:p>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57"><text:span text:style-name="Source_20_Text">Hello, World!</text:span></text:p>
      <text:p text:style-name="Text_20_body">EITE Language sequence files (ELQ), .elq </text:p>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57"><text:span text:style-name="Source_20_Text">19</text:span></text:p>
      <text:p text:style-name="Text_20_body">Documented EITE Language sequence files (DELQ), .delq </text:p>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57"><text:span text:style-name="Source_20_Text">19 # !</text:span></text:p>
      <text:p text:style-name="Text_20_body">Source-Documented EITE Language sequence files (SELQ), .selq </text:p>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57"><text:span text:style-name="Source_20_Text">57 86 93 93 96 96 30 18 72 96 99 93 85 19 # <text:s text:c="4"/>Hello, World!</text:span></text:p>
      <text:p text:style-name="Text_20_body">EITE Record Documents (ERD), .erd </text:p>
      <text:p text:style-name="Text_20_body">This is a special format in the "Structured" mode used for structured record storage in EITE. It is not yet defined, but will most likely be a subset of one of the other formats.</text:p>
      <text:p text:style-name="Text_20_body">Structures in the EITE Language </text:p>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19-09-26T22:29:40.814177721</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19-09-26T22:29:40.814271556</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61">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59"><text:span text:style-name="Source_20_Text">bazbaz</text:span></text:p>
      <text:p text:style-name="P59"><text:span text:style-name="Source_20_Text">6qux6</text:span></text:p>
      <text:p text:style-name="P60"><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 </text:p>
      <text:p text:style-name="List_20_Heading">Operator</text:p>
      <text:p text:style-name="List_20_Contents">An operator is a short notation or syntax pattern for some common routines<office:annotation><dc:date>2019-09-26T22:29:40.814529304</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19-09-26T22:29:40.814672875</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61">A statement is a logical line of a document. It can be an invocation of a routine, or a declaration of an entity's structure or value. </text:p>
      <text:h text:style-name="Heading_20_6" text:outline-level="6"><office:annotation><dc:date>2019-09-26T22:29:40.817107425</dc:date><text:p>&lt;!-- &lt;p&gt;Routines with some dangerous properties must be labeled accordingly, as follows:</text:p><text:p><text:s text:c="20"/>&lt;dl&gt;</text:p><text:p><text:s text:c="24"/>&lt;dt&gt;cs!&lt;/dt&gt;&lt;dd&gt;&lt;span class="important-letter"&gt;C&lt;/span&gt;hangeable routine &lt;span class="important-letter"&gt;s&lt;/span&gt;ignature (subtypes don't need to use this routine's signature when overriding it.)&lt;/dd&gt;</text:p><text:p><text:s text:c="24"/>&lt;dt&gt;nd!&lt;/dt&gt;&lt;dd&gt;&lt;span class="important-letter"&gt;N&lt;/span&gt;on-&lt;span class="important-letter"&gt;d&lt;/span&gt;eterministic&lt;/dd&gt;</text:p><text:p><text:s text:c="20"/>&lt;/dl&gt;</text:p><text:p><text:s text:c="16"/>&lt;/p&gt;</text:p><text:p><text:s text:c="12"/>&lt;h9&gt;Object hierarchy&lt;/h9&gt;</text:p><text:p><text:s text:c="16"/>&lt;p&gt;All objects are addressed through a hierarchy:</text:p><text:p><text:s text:c="16"/>&lt;dl&gt;</text:p><text:p><text:s text:c="20"/>&lt;dt&gt;lang&lt;/dt&gt;&lt;dd&gt;Basic language Objects and Routines (automatically included)&lt;/dd&gt;</text:p><text:p><text:s text:c="20"/>&lt;dt&gt;system&lt;/dt&gt;&lt;dd&gt;Objects and Routines related to the Ember environment&lt;/dd&gt;</text:p><text:p><text:s text:c="20"/>&lt;dt&gt;math&lt;/dt&gt;&lt;dd&gt;Objects and Routines related to mathematics&lt;/dd&gt;</text:p><text:p><text:s text:c="16"/>&lt;/dl&gt;</text:p><text:p><text:s text:c="16"/>&lt;/p&gt;</text:p><text:p/><text:p><text:s text:c="12"/>&lt;h9&gt;Types&lt;/h9&gt;</text:p><text:p><text:s text:c="16"/>&lt;p&gt;Types have CamelCase names beginning with an uppercase letter.&lt;/p&gt;</text:p><text:p><text:s text:c="16"/>&lt;h10&gt;C Type&lt;/h10&gt;</text:p><text:p><text:s text:c="20"/>&lt;dl&gt;</text:p><text:p><text:s text:c="24"/>&lt;dt&gt;Traits&lt;/dt&gt;&lt;dd&gt;C Type$type&lt;/dd&gt;</text:p><text:p><text:s text:c="24"/>&lt;dt&gt;Routines&lt;/dt&gt;&lt;dd&gt;C cs!this.$type:new(FuzzyList$params) { lang.new(this) }&lt;/dd&gt;</text:p><text:p><text:s text:c="20"/>&lt;/dl&gt;</text:p><text:p/><text:p><text:s text:c="16"/>&lt;h10&gt;C Routine&lt;/h10&gt;</text:p><text:p><text:s text:c="20"/>&lt;dl&gt;</text:p><text:p><text:s text:c="24"/>&lt;dt&gt;Traits&lt;/dt&gt;&lt;dd&gt;</text:p><text:p><text:s text:c="28"/>&lt;ul&gt;</text:p><text:p><text:s text:c="32"/>&lt;li&gt;C String$code&lt;/li&gt;</text:p><text:p><text:s text:c="32"/>&lt;li&gt;C (Null|Routine)$onExit&lt;/li&gt;</text:p><text:p><text:s text:c="28"/>&lt;/ul&gt;&lt;/dd&gt;</text:p><text:p><text:s text:c="24"/>&lt;dt&gt;Routines&lt;/dt&gt;&lt;dd&gt;&lt;ul&gt;</text:p><text:p><text:s text:c="28"/>&lt;li&gt;C Any:run(FuzzyList$params) { lang.run(this,lang.cast($params,List,"return")) }&lt;/li&gt;</text:p><text:p><text:s text:c="28"/>&lt;li&gt;C Boolean:compare(Any$object) { /* return true if this object is identical to $object */ }&lt;/li&gt;</text:p><text:p><text:s text:c="24"/>&lt;/ul&gt;&lt;/dd&gt;</text:p><text:p><text:s text:c="20"/>&lt;/dl&gt;</text:p><text:p/><text:p><text:s text:c="16"/>&lt;h10&gt;C List&lt;/h10&gt;</text:p><text:p><text:s text:c="20"/>&lt;dl&gt;</text:p><text:p><text:s text:c="24"/>&lt;dt&gt;Traits&lt;/dt&gt;&lt;dd&gt;</text:p><text:p><text:s text:c="28"/>&lt;ul&gt;</text:p><text:p><text:s text:c="32"/>&lt;li&gt;B List{set this.$allowedTypes=lang.new(List).add(Type)}$allowedTypes: List of allowed types that can be put in this list&lt;/li&gt;</text:p><text:p><text:s text:c="32"/>&lt;li&gt;C Natural$last: last valid index&lt;/li&gt;</text:p><text:p><text:s text:c="32"/>&lt;li&gt;C Natural$count: number of entries&lt;/li&gt;</text:p><text:p><text:s text:c="32"/>&lt;li&gt;B (Null|Natural)$entryLimit: number of entries that the list may hold; defaults to Null (meaning unlimited)&lt;/li&gt;</text:p><text:p><text:s text:c="32"/>&lt;li&gt;S (Null|Natural)$indexLimit: maximum index the list may use; defaults to Null (meaning unlimited)&lt;/li&gt;</text:p><text:p><text:s text:c="28"/>&lt;/ul&gt;&lt;/dd&gt;</text:p><text:p><text:s text:c="24"/>&lt;dt&gt;Routines&lt;/dt&gt;&lt;dd&gt;</text:p><text:p><text:s text:c="28"/>&lt;ul&gt;</text:p><text:p><text:s text:c="32"/>&lt;li&gt;B Void:add(String$value|List$value) { this.insert(this.last()+1) }&lt;/li&gt;</text:p><text:p><text:s text:c="32"/>&lt;li&gt;B Void:set(Natural$index,(String$value|List$value)) { lang.set(this.record($index),$value) }&lt;/li&gt;</text:p><text:p><text:s text:c="32"/>&lt;li&gt;B Any:get(Natural$index) { lang.get(this.record($index)) }&lt;/li&gt;</text:p><text:p><text:s text:c="32"/>&lt;li&gt;C Reference:record(Natural$index) { lang.getListEntry(this,$index) }&lt;/li&gt;</text:p><text:p><text:s text:c="32"/>&lt;li&gt;B Void:insert(Natural$index,(String$value|List$value)): insert $value at $index, moving the current $index and following items ahead by $value.count() if it's a list, and by 1 if it's a string&lt;/li&gt;</text:p><text:p><text:s text:c="28"/>&lt;/ul&gt;&lt;/dd&gt;</text:p><text:p><text:s text:c="20"/>&lt;/dl&gt;</text:p><text:p/><text:p><text:s text:c="16"/>&lt;h10&gt;C FuzzyList (inherits from List)&lt;/h10&gt;</text:p><text:p><text:s text:c="20"/>&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16"/>&lt;h10&gt;C Resource&lt;/h10&gt;</text:p><text:p><text:s text:c="20"/>&lt;dl&gt;</text:p><text:p><text:s text:c="24"/>&lt;dt&gt;Traits&lt;/dt&gt;&lt;dd&gt;&lt;/dd&gt;</text:p><text:p><text:s text:c="24"/>&lt;dt&gt;Routines&lt;/dt&gt;&lt;dd&gt;&lt;/dd&gt;</text:p><text:p><text:s text:c="20"/>&lt;/dl&gt;</text:p><text:p/><text:p><text:s text:c="12"/>&lt;h9&gt;System object: Traits&lt;/h9&gt;</text:p><text:p><text:s text:c="16"/>&lt;p&gt;Traits have camelCase names beginning with a lowercase letter. Routines are a type of trait.&lt;/p&gt;</text:p><text:p><text:s text:c="16"/>&lt;dl&gt;</text:p><text:p><text:s text:c="20"/>&lt;dt&gt;C nd!List[Resource]:system.resources&lt;/dt&gt;&lt;dd&gt;List of resources (I/O, etc) available.&lt;/dd&gt;</text:p><text:p><text:s text:c="20"/>&lt;dt&gt;C nd!String:system.implementation&lt;/dt&gt;&lt;dd&gt;Description of the language backend.&lt;/dd&gt;</text:p><text:p><text:s text:c="16"/>&lt;/dl&gt;</text:p><text:p/><text:p><text:s text:c="12"/>&lt;h9&gt;System object: Routines&lt;/h9&gt;</text:p><text:p><text:s text:c="16"/>&lt;p&gt;Routines have camelCase names beginning with a lowercase letter, and have parameters.&lt;/p&gt;</text:p><text:p><text:s text:c="16"/>&lt;h10&gt;C Void:lang.run(Routine$routine,List$params)&lt;/h10&gt;</text:p><text:p><text:s text:c="20"/>&lt;dl&gt;</text:p><text:p><text:s text:c="24"/>&lt;dt&gt;Exceptions thrown&lt;/dt&gt;&lt;dd&gt;!routineSyntaxError, !parameterNumberMismatch, !parameterTypeMismatch&lt;/dd&gt;</text:p><text:p><text:s text:c="24"/>&lt;dt&gt;Notes&lt;/dt&gt;&lt;dd&gt;Determinism depends on String:$routine.code.&lt;/dd&gt;</text:p><text:p><text:s text:c="20"/>&lt;/dl&gt;</text:p><text:p><text:s text:c="16"/>&lt;h10&gt;C (Void|$type):lang.cast(Any$object,Type$type,(|String$return))&lt;/h10&gt;</text:p><text:p><text:s text:c="20"/>&lt;dl&gt;</text:p><text:p><text:s text:c="24"/>&lt;dt&gt;Return value&lt;/dt&gt;&lt;dd&gt;None, unless $return="return" in which case it returns an object of type $type&lt;/dd&gt;</text:p><text:p><text:s text:c="24"/>&lt;dt&gt;Exceptions thrown&lt;/dt&gt;&lt;dd&gt;!incompatibleTypeError&lt;/dd&gt;</text:p><text:p><text:s text:c="24"/>&lt;dt&gt;Notes&lt;/dt&gt;&lt;dd&gt;If $return="return", determinism depends on types of objects (specifically, on value of String:$object.cast:$type.code).&lt;/dd&gt;</text:p><text:p><text:s text:c="20"/>&lt;/dl&gt;</text:p><text:p><text:s text:c="16"/>&lt;h10&gt;C (Void|$trait.type):lang.set(Reference$trait,Any$value,(|String$return))&lt;/h10&gt;</text:p><text:p><text:s text:c="20"/>&lt;dl&gt;</text:p><text:p><text:s text:c="24"/>&lt;dt&gt;Return value&lt;/dt&gt;&lt;dd&gt;None, unless $return="return" in which case it returns an object of type $trait.type&lt;/dd&gt;</text:p><text:p><text:s text:c="24"/>&lt;dt&gt;Exceptions thrown&lt;/dt&gt;&lt;dd&gt;!targetTypeMismatch&lt;/dd&gt;</text:p><text:p><text:s text:c="24"/>&lt;dt&gt;Notes&lt;/dt&gt;&lt;dd&gt;If $return="return", determinism depends on $value.&lt;/dd&gt;</text:p><text:p><text:s text:c="20"/>&lt;/dl&gt;</text:p><text:p><text:s text:c="16"/>&lt;h10&gt;C $trait.type:lang.get(Reference$trait)&lt;/h10&gt;</text:p><text:p><text:s text:c="20"/>&lt;dl&gt;</text:p><text:p><text:s text:c="24"/>&lt;dt&gt;Return value&lt;/dt&gt;&lt;dd&gt;An object of type $trait.type&lt;/dd&gt;</text:p><text:p><text:s text:c="24"/>&lt;dt&gt;Exceptions thrown&lt;/dt&gt;&lt;dd&gt;(none additional)&lt;/dd&gt;</text:p><text:p><text:s text:c="24"/>&lt;dt&gt;Notes&lt;/dt&gt;&lt;dd&gt;Determinism depends on $trait.&lt;/dd&gt;</text:p><text:p><text:s text:c="20"/>&lt;/dl&gt;</text:p><text:p><text:s text:c="16"/>&lt;h10&gt;C Reference:lang.trait(Any$object)&lt;/h10&gt;</text:p><text:p><text:s text:c="20"/>&lt;dl&gt;</text:p><text:p><text:s text:c="24"/>&lt;dt&gt;Return value&lt;/dt&gt;&lt;dd&gt;A reference to the object passed to it&lt;/dd&gt;</text:p><text:p><text:s text:c="24"/>&lt;dt&gt;Exceptions thrown&lt;/dt&gt;&lt;dd&gt;(none additional)&lt;/dd&gt;</text:p><text:p><text:s text:c="24"/>&lt;dt&gt;Notes&lt;/dt&gt;&lt;dd&gt;(none)&lt;/dd&gt;</text:p><text:p><text:s text:c="20"/>&lt;/dl&gt;</text:p><text:p><text:s text:c="16"/>&lt;h10&gt;C Boolean:lang.compare(Any$left,Any$right)&lt;/h10&gt;</text:p><text:p><text:s text:c="20"/>&lt;dl&gt;</text:p><text:p><text:s text:c="24"/>&lt;dt&gt;Return value&lt;/dt&gt;&lt;dd&gt;lang.and($left.compare($right),$right.compare($left))&lt;/dd&gt;</text:p><text:p><text:s text:c="24"/>&lt;dt&gt;Exceptions thrown&lt;/dt&gt;&lt;dd&gt;(inherit from $left.compare and $right.compare)&lt;/dd&gt;</text:p><text:p><text:s text:c="24"/>&lt;dt&gt;Notes&lt;/dt&gt;&lt;dd&gt;(none)&lt;/dd&gt;</text:p><text:p><text:s text:c="20"/>&lt;/dl&gt;</text:p><text:p><text:s text:c="16"/>&lt;h10&gt;S Any:lang.otherwise(Routine$left,Routine$right)&lt;/h10&gt;</text:p><text:p><text:s text:c="20"/>&lt;dl&gt;</text:p><text:p><text:s text:c="24"/>&lt;dt&gt;Return value&lt;/dt&gt;&lt;dd&gt;try { return $left }; except { return $right }&lt;/dd&gt;</text:p><text:p><text:s text:c="24"/>&lt;dt&gt;Exceptions thrown&lt;/dt&gt;&lt;dd&gt;(inherit from $left and $right)&lt;/dd&gt;</text:p><text:p><text:s text:c="24"/>&lt;dt&gt;Notes&lt;/dt&gt;&lt;dd&gt;(none)&lt;/dd&gt;</text:p><text:p><text:s text:c="20"/>&lt;/dl&gt;</text:p><text:p>--&gt;</text:p></office:annotation>Prototype</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6" text:outline-level="6">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p text:style-name="Text_20_body">Interview questions </text:p>
      <text:list xml:id="list3349649146" text:style-name="L17">
        <text:list-item>
          <text:p text:style-name="P45">What tasks do you frequently use information technology (IT) systems to complete? A few examples of information technology systems, for purposes of this question, are computers, telephones, portable music players, and fax machines. </text:p>
        </text:list-item>
        <text:list-item>
          <text:p text:style-name="P45">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45">Also, when using information technology systems, are there any other challenges that you face? </text:p>
        </text:list-item>
        <text:list-item>
          <text:p text:style-name="P45">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45">For the next two questions, imagine an IT system that gives you information about current circumstances — your name, where you are, the date and year, and recent news and messages. </text:p>
          <text:list>
            <text:list-item>
              <text:p text:style-name="P45">Would that help you feel grounded in the present and more easily able to complete the tasks you are there to work on? </text:p>
            </text:list-item>
            <text:list-item>
              <text:p text:style-name="P45">If you or someone you know has trouble remembering that sort of state information, for instance due to Alzheimer’s disease or dementia, do you think this would be helpful in dealing with that? </text:p>
            </text:list-item>
          </text:list>
        </text:list-item>
        <text:list-item>
          <text:p text:style-name="P45">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45">Would you find such a system helpful? </text:p>
            </text:list-item>
            <text:list-item>
              <text:p text:style-name="P18">What are some specific situations in your use of IT systems that would benefit from that? </text:p>
            </text:list-item>
          </text:list>
        </text:list-item>
      </text:list>
      <text:p text:style-name="Text_20_body">Thank you for participating in the interview!</text:p>
      <text:p text:style-name="Text_20_body">Responses </text:p>
      <text:p text:style-name="Text_20_body">Note that these responses have been lightly edited to make them clearer. The meaning of the responses is unchanged.</text:p>
      <text:p text:style-name="Text_20_body">Interviewee 1 </text:p>
      <text:p text:style-name="Text_20_body">Interviewee 1 works as a church organist and piano teacher.</text:p>
      <text:list xml:id="list1796347055" text:style-name="L18">
        <text:list-item>
          <text:p text:style-name="P46">Computer: Researching music repertoire and performance techniques for my work; learning repertoire; listening to music for work. Telephone: Business and personal contacts. </text:p>
        </text:list-item>
        <text:list-item>
          <text:p text:style-name="P46">No problems except for not always understanding the technology in a complete way and so not always being able to solve problems on my own. </text:p>
        </text:list-item>
        <text:list-item>
          <text:p text:style-name="P46">Financial restrictions in not having all the ideal components for a virtual pipe organ. Also, sometimes information not fitting on a screen correctly, or otherwise not working as it should. </text:p>
        </text:list-item>
        <text:list-item>
          <text:p text:style-name="P46">I don’t have so many projects going at once that I cant keep track of them. </text:p>
          <text:list>
            <text:list-item>
              <text:p text:style-name="P46">Perhaps if I had a condition like Alzheimer's disease, but otherwise, no. Recent news would be a distraction unless that was my field of work. </text:p>
            </text:list-item>
            <text:list-item>
              <text:p text:style-name="P46">Yes, it could be helpful. I believe. </text:p>
            </text:list-item>
            <text:list-item>
              <text:p text:style-name="P46">Yes, that could be helpful. It would prevent the need to make two (or possibly more) separate communications, in some cases. </text:p>
            </text:list-item>
            <text:list-item>
              <text:p text:style-name="P19">Trying to share a photo with commentary attached or a musical composition with my questions attached and also to get a critique. </text:p>
            </text:list-item>
          </text:list>
        </text:list-item>
      </text:list>
      <text:p text:style-name="Text_20_body">Interviewee 2 </text:p>
      <text:list xml:id="list2010465010" text:style-name="L19">
        <text:list-item>
          <text:p text:style-name="P47">I use IT systems for many tasks: </text:p>
          <text:list>
            <text:list-item>
              <text:p text:style-name="P47"><text:soft-page-break/>Music writing and recording </text:p>
            </text:list-item>
            <text:list-item>
              <text:p text:style-name="P47">Music listening </text:p>
            </text:list-item>
            <text:list-item>
              <text:p text:style-name="P47">Video watching </text:p>
            </text:list-item>
            <text:list-item>
              <text:p text:style-name="P47">Reading books </text:p>
            </text:list-item>
            <text:list-item>
              <text:p text:style-name="P47">Reading news </text:p>
            </text:list-item>
            <text:list-item>
              <text:p text:style-name="P47">Checking the weather </text:p>
            </text:list-item>
            <text:list-item>
              <text:p text:style-name="P47">Studying Spanish </text:p>
            </text:list-item>
            <text:list-item>
              <text:p text:style-name="P47">Looking up words in English and other languages </text:p>
            </text:list-item>
            <text:list-item>
              <text:p text:style-name="P47">Finding synonyms </text:p>
            </text:list-item>
            <text:list-item>
              <text:p text:style-name="P47">Making phone calls </text:p>
            </text:list-item>
            <text:list-item>
              <text:p text:style-name="P47">Texting </text:p>
            </text:list-item>
            <text:list-item>
              <text:p text:style-name="P47">Video chatting </text:p>
            </text:list-item>
            <text:list-item>
              <text:p text:style-name="P47">Keeping my appointments straight </text:p>
            </text:list-item>
            <text:list-item>
              <text:p text:style-name="P47">As an alarm clock </text:p>
            </text:list-item>
            <text:list-item>
              <text:p text:style-name="P47">As a timer </text:p>
            </text:list-item>
            <text:list-item>
              <text:p text:style-name="P47">As a stopwatch </text:p>
            </text:list-item>
            <text:list-item>
              <text:p text:style-name="P47">Tuning my guitar </text:p>
            </text:list-item>
            <text:list-item>
              <text:p text:style-name="P47">Finding information about people and businesses </text:p>
            </text:list-item>
            <text:list-item>
              <text:p text:style-name="P47">To guide my travels via GPS </text:p>
            </text:list-item>
            <text:list-item>
              <text:p text:style-name="P47">Emailing </text:p>
            </text:list-item>
            <text:list-item>
              <text:p text:style-name="P47">Research of products and subjects of interest </text:p>
            </text:list-item>
            <text:list-item>
              <text:p text:style-name="P47">Backing up information </text:p>
            </text:list-item>
            <text:list-item>
              <text:p text:style-name="P47">Storing photos </text:p>
            </text:list-item>
            <text:list-item>
              <text:p text:style-name="P47">Digitizing music and photographic slides </text:p>
            </text:list-item>
            <text:list-item>
              <text:p text:style-name="P47">Scanning books and other documents </text:p>
            </text:list-item>
            <text:list-item>
              <text:p text:style-name="P47">Finding, creating, and sharing recipes </text:p>
            </text:list-item>
            <text:list-item>
              <text:p text:style-name="P47">Journaling </text:p>
            </text:list-item>
            <text:list-item>
              <text:p text:style-name="P47">Making and publishing videos </text:p>
            </text:list-item>
            <text:list-item>
              <text:p text:style-name="P47">Publishing digital music </text:p>
            </text:list-item>
            <text:list-item>
              <text:p text:style-name="P47">Taking photos </text:p>
            </text:list-item>
            <text:list-item>
              <text:p text:style-name="P47">Opening the garage door </text:p>
            </text:list-item>
            <text:list-item>
              <text:p text:style-name="P47">Making shopping lists </text:p>
            </text:list-item>
            <text:list-item>
              <text:p text:style-name="P47">As a metronome </text:p>
            </text:list-item>
            <text:list-item>
              <text:p text:style-name="P47">To create editable documents using OCR </text:p>
            </text:list-item>
            <text:list-item>
              <text:p text:style-name="P47">To measure the level of sound </text:p>
            </text:list-item>
            <text:list-item>
              <text:p text:style-name="P47">To create animation </text:p>
            </text:list-item>
            <text:list-item>
              <text:p text:style-name="P47">To practice piano </text:p>
            </text:list-item>
            <text:list-item>
              <text:p text:style-name="P47">To recreate orchestras </text:p>
            </text:list-item>
            <text:list-item>
              <text:p text:style-name="P47">To alter photos </text:p>
            </text:list-item>
          </text:list>
        </text:list-item>
        <text:list-item>
          <text:p text:style-name="P47">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47">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47">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47">I have such an IT system. I can ask Siri for any of that information. </text:p>
            </text:list-item>
            <text:list-item>
              <text:p text:style-name="P47">I think it could be helpful, especially if someone was still in the work force, or if they still were striving to meet the challenges of living alone, or of helping to care for others. </text:p>
            </text:list-item>
            <text:list-item>
              <text:p text:style-name="P47">I think it would be brilliant. Helpful? Absolutely. </text:p>
            </text:list-item>
            <text:list-item>
              <text:p text:style-name="P20">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p text:style-name="Text_20_body">Summary of findings </text:p>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p text:style-name="Text_20_body">Personas </text:p>
      <text:p text:style-name="Text_20_body">While these personas are based on the interview respondents, they are somewhat fictionalized.</text:p>
      <text:p text:style-name="Text_20_body">Persona 1 </text:p>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p text:style-name="Text_20_body">Persona 2 </text:p>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p text:style-name="Text_20_body">Proposed user acceptance testing strategy </text:p>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p text:style-name="Text_20_body">User Feedback on Edit Tool Web extension (March 4, 2019) </text:p>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Storyboard <text:a xlink:type="simple" xlink:href="http://futuramerlin.com///image-001.png" text:style-name="Internet_20_link" text:visited-style-name="Visited_20_Internet_20_Link">[http://futuramerlin.com///image-001.png]: </text:a><draw:a xlink:type="simple" xlink:href="http://futuramerlin.com///image-001.png"><draw:frame draw:style-name="fr1" draw:name="Image3" text:anchor-type="as-char" svg:width="0.7929in" svg:height="0.4in" draw:z-index="0"><draw:image xlink:href="../image-001.png" xlink:type="simple" xlink:show="embed" xlink:actuate="onLoad"/><svg:title>I'm working on making a new computer game. I made a great look for a Web site for the game in a word processor. But now, the word processor won't let me put my new game into the file!</svg:title></draw:frame></draw:a><text:s/><text:a xlink:type="simple" xlink:href="http://futuramerlin.com///image-002.png" text:style-name="Internet_20_link" text:visited-style-name="Visited_20_Internet_20_Link">[http://futuramerlin.com///image-002.png]: </text:a><draw:a xlink:type="simple" xlink:href="http://futuramerlin.com///image-002.png"><draw:frame draw:style-name="fr1" draw:name="Image4" text:anchor-type="as-char" svg:width="0.7929in" svg:height="0.4in" draw:z-index="0"><draw:image xlink:href="../image-002.png" xlink:type="simple" xlink:show="embed" xlink:actuate="onLoad"/><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image-003.png" text:style-name="Internet_20_link" text:visited-style-name="Visited_20_Internet_20_Link">[http://futuramerlin.com///image-003.png]: </text:a><draw:a xlink:type="simple" xlink:href="http://futuramerlin.com///image-003.png"><draw:frame draw:style-name="fr1" draw:name="Image5" text:anchor-type="as-char" svg:width="0.7929in" svg:height="0.4in" draw:z-index="0"><draw:image xlink:href="../image-003.png" xlink:type="simple" xlink:show="embed" xlink:actuate="onLoad"/><svg:title>Great, now I can have the game in my document, and post it to the Web like I originally wanted! Problem solved!</svg:title></draw:frame></draw:a><text:s/></text:p>
      <text:h text:style-name="Heading_20_6" text:outline-level="6">References</text:h>
      <text:list xml:id="list3026978204" text:style-name="L20">
        <text:list-item>
          <text:p text:style-name="P48">[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48">[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48">[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48">[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48">[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48">[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48">[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48">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48">Diffie, Whitfield, and Martin Hellman. “New directions in cryptography”, in IEEE Transactions on Information Theory (Vol. 22, issue 6, Nov. 1976, pp. 644–654). DOI: 10.1109/TIT.1976.1055638 </text:p>
        </text:list-item>
        <text:list-item>
          <text:p text:style-name="P48">Git manual, section 10.4: “Git Internals - Packfiles” </text:p>
        </text:list-item>
        <text:list-item>
          <text:p text:style-name="P48">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48">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48">Singh, Simon. The Code Book. ISBN: 9780385730624 </text:p>
        </text:list-item>
        <text:list-item>
          <text:p text:style-name="P21">Wikipedia. “Mobile ad hoc network”; “Martin Hellman”; “Mesh network”; “Network topology”; “Public-key cryptography”; “Wireless ad hoc network” </text:p>
        </text:list-item>
      </text:list>
      <text:p text:style-name="Text_20_body">Photograph credits and licensing </text:p>
      <text:list xml:id="list1731538412" text:style-name="L21">
        <text:list-item>
          <text:p text:style-name="P49">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22">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text:h text:style-name="Heading_20_6" text:outline-level="6">EITE Platforms</text:h>
      <text:p text:style-name="P28">Platforms and platform notes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latform</text:p>
            </table:table-cell>
            <table:table-cell table:style-name="Table2.A1" office:value-type="string">
              <text:p text:style-name="Table_20_Heading">Folder nam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Web (JavaScript for current Firefox)</text:p>
          </table:table-cell>
          <table:table-cell table:style-name="Table2.A1" office:value-type="string">
            <text:p text:style-name="Table_20_Contents">web</text:p>
          </table:table-cell>
          <table:table-cell table:style-name="Table2.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2.A1" office:value-type="string">
            <text:p text:style-name="Table_20_Contents">Firefox extension</text:p>
          </table:table-cell>
          <table:table-cell table:style-name="Table2.A1" office:value-type="string">
            <text:p text:style-name="Table_20_Contents">edit-webextension</text:p>
          </table:table-cell>
          <table:table-cell table:style-name="Table2.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2.A1" office:value-type="string">
            <text:p text:style-name="Table_20_Contents">C(none yet)</text:p>
          </table:table-cell>
          <table:table-cell table:style-name="Table2.A1" office:value-type="string">
            <text:p text:style-name="Table_20_Contents">A bit of work has been done to add C as a StageL transpilation target, which is the first step in porting EITE to a new platform.</text:p>
          </table:table-cell>
          <table:table-cell table:style-name="Table2.C4" office:value-type="string">
            <text:p text:style-name="P1"/>
          </table:table-cell>
        </table:table-row>
        <table:table-row>
          <table:table-cell table:style-name="Table2.A1" office:value-type="string">
            <text:p text:style-name="Table_20_Contents">WebAssembly from C</text:p>
          </table:table-cell>
          <table:table-cell table:style-name="Table2.A1" office:value-type="string">
            <text:p text:style-name="Table_20_Contents">(none yet)</text:p>
          </table:table-cell>
          <table:table-cell table:style-name="Table2.A1" office:value-type="string">
            <text:p text:style-name="Table_20_Contents">This is an eventual goal of the C implementation to allow it to run faster than JavaScript.</text:p>
          </table:table-cell>
        </table:table-row>
      </table:table>
      <text:h text:style-name="Heading_20_6" text:outline-level="6">EITE Specification</text:h>
      <text:p text:style-name="Text_20_body">Purpose of this document </text:p>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p text:style-name="Text_20_body">Platforms </text:p>
      <text:p text:style-name="Text_20_body">For specific platforms' implementations of EITE, see <text:a xlink:type="simple" xlink:href="http://futuramerlin.com//platforms" text:style-name="Internet_20_link" text:visited-style-name="Visited_20_Internet_20_Link">[http://futuramerlin.com//platforms]: the dedicated subpage</text:a>.</text:p>
      <text:p text:style-name="Text_20_body">EITE tools </text:p>
      <text:p text:style-name="Text_20_body">The following natively implemented tools should be available in a full implementation: <text:a xlink:type="simple" xlink:href="http://futuramerlin.com//tool-testrunner.htm" text:style-name="Internet_20_link" text:visited-style-name="Visited_20_Internet_20_Link">[http://futuramerlin.com//tool-testrunner.htm]: test runner</text:a>, <text:a xlink:type="simple" xlink:href="http://futuramerlin.com//tool-docrunner.htm" text:style-name="Internet_20_link" text:visited-style-name="Visited_20_Internet_20_Link">[http://futuramerlin.com//tool-docrunner.htm]: document runner</text:a>, <text:a xlink:type="simple" xlink:href="http://futuramerlin.com//tool-implrunner.htm" text:style-name="Internet_20_link" text:visited-style-name="Visited_20_Internet_20_Link">[http://futuramerlin.com//tool-implrunner.htm]: main EITE implementation runner</text:a>, and <text:a xlink:type="simple" xlink:href="http://futuramerlin.com//tool-edit.htm" text:style-name="Internet_20_link" text:visited-style-name="Visited_20_Internet_20_Link">[http://futuramerlin.com//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p text:style-name="Text_20_body">EITE implementation public APIs </text:p>
      <text:p text:style-name="Text_20_body">These APIs are implemented in public-interface.stagel.</text:p>
      <table:table table:name="Table3" table:style-name="Table3">
        <table:table-column table:style-name="Table3.A"/>
        <table:table-column table:style-name="Table3.B"/>
        <table:table-header-rows>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r/v/startEite</text:p>
          </table:table-cell>
          <table:table-cell table:style-name="Table3.A1" office:value-type="string">
            <text:p text:style-name="Table_20_Contents">Start EITE, using the default startup document. Does not return while EITE is still running.</text:p>
          </table:table-cell>
        </table:table-row>
        <table:table-row>
          <table:table-cell table:style-name="Table3.A1" office:value-type="string">
            <text:p text:style-name="Table_20_Contents">r/v/loadAndRun s/format s/path</text:p>
          </table:table-cell>
          <table:table-cell table:style-name="Table3.A1" office:value-type="string">
            <text:p text:style-name="Table_20_Contents">Load and run the specified document. Does not return while the document is still running.</text:p>
          </table:table-cell>
        </table:table-row>
        <table:table-row>
          <table:table-cell table:style-name="Table3.A1" office:value-type="string">
            <text:p text:style-name="Table_20_Contents">r/an/loadAndConvert s/inputFormat s/outputFormat s/path</text:p>
          </table:table-cell>
          <table:table-cell table:style-name="Table3.A1" office:value-type="string">
            <text:p text:style-name="Table_20_Contents">Load the specified document, and return it converted to the specified outputFormat as an array of bytes.</text:p>
          </table:table-cell>
        </table:table-row>
        <table:table-row>
          <table:table-cell table:style-name="Table3.A1" office:value-type="string">
            <text:p text:style-name="Table_20_Contents">r/v/runDocument an/contents</text:p>
          </table:table-cell>
          <table:table-cell table:style-name="Table3.A1" office:value-type="string">
            <text:p text:style-name="Table_20_Contents">Run the provided document. Does not return while the document is still running. Takes care of events and I/O automatically.</text:p>
          </table:table-cell>
        </table:table-row>
        <table:table-row>
          <table:table-cell table:style-name="Table3.A1" office:value-type="string">
            <text:p text:style-name="Table_20_Contents">r/n/runDocumentPrepare an/contents</text:p>
          </table:table-cell>
          <table:table-cell table:style-name="Table3.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3.A1" office:value-type="string">
            <text:p text:style-name="Table_20_Contents">r/v/runDocumentGo n/execId</text:p>
          </table:table-cell>
          <table:table-cell table:style-name="Table3.A1" office:value-type="string">
            <text:p text:style-name="Table_20_Contents">Run a document, once it's been prepared to run by calling runDocumentPrepare.</text:p>
          </table:table-cell>
        </table:table-row>
        <table:table-row>
          <table:table-cell table:style-name="Table3.A1" office:value-type="string">
            <text:p text:style-name="Table_20_Contents">r/s/getExecOption n/execId s/key</text:p>
          </table:table-cell>
          <table:table-cell table:style-name="Table3.A1" office:value-type="string">
            <text:p text:style-name="Table_20_Contents">Get the value of an execution option for a document.</text:p>
          </table:table-cell>
        </table:table-row>
        <table:table-row>
          <table:table-cell table:style-name="Table3.A1" office:value-type="string">
            <text:p text:style-name="Table_20_Contents">r/as/getExecOptions n/execId</text:p>
          </table:table-cell>
          <table:table-cell table:style-name="Table3.A1" office:value-type="string">
            <text:p text:style-name="Table_20_Contents">Get the execution options set for a document.</text:p>
          </table:table-cell>
        </table:table-row>
        <table:table-row>
          <table:table-cell table:style-name="Table3.A1" office:value-type="string">
            <text:p text:style-name="Table_20_Contents">r/v/setExecOption n/execId s/key s/value</text:p>
          </table:table-cell>
          <table:table-cell table:style-name="Table3.A1" office:value-type="string">
            <text:p text:style-name="Table_20_Contents">Set an execution option for a document.</text:p>
          </table:table-cell>
        </table:table-row>
        <table:table-row>
          <table:table-cell table:style-name="Table3.A1" office:value-type="string">
            <text:p text:style-name="Table_20_Contents">r/an/exportDocument s/format an/contents</text:p>
          </table:table-cell>
          <table:table-cell table:style-name="Table3.A1" office:value-type="string">
            <text:p text:style-name="Table_20_Contents"># Convert a document stored as an array of dcs to the specified format, and return it as an array of bytes.</text:p>
          </table:table-cell>
        </table:table-row>
        <table:table-row>
          <table:table-cell table:style-name="Table3.A1" office:value-type="string">
            <text:p text:style-name="Table_20_Contents">r/an/importDocument s/format an/contents</text:p>
          </table:table-cell>
          <table:table-cell table:style-name="Table3.A1" office:value-type="string">
            <text:p text:style-name="Table_20_Contents">Convert a document stored as an array of bytes in the specified format, and return it as an array of dc.</text:p>
          </table:table-cell>
        </table:table-row>
        <table:table-row>
          <table:table-cell table:style-name="Table3.A1" office:value-type="string">
            <text:p text:style-name="Table_20_Contents">r/an/importAndExport s/inputFormat s/outputFormat an/contents</text:p>
          </table:table-cell>
          <table:table-cell table:style-name="Table3.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3.A1" office:value-type="string">
            <text:p text:style-name="Table_20_Contents">r/s/getFormatImportSetting s/format s/key</text:p>
          </table:table-cell>
          <table:table-cell table:style-name="Table3.A1" office:value-type="string">
            <text:p text:style-name="Table_20_Contents">Return the value of the specified import setting for the specified format.</text:p>
          </table:table-cell>
        </table:table-row>
        <table:table-row>
          <table:table-cell table:style-name="Table3.A1" office:value-type="string">
            <text:p text:style-name="Table_20_Contents">r/s/getFormatExportSetting s/format s/key</text:p>
          </table:table-cell>
          <table:table-cell table:style-name="Table3.A1" office:value-type="string">
            <text:p text:style-name="Table_20_Contents">Return the value of the specified export setting for the specified format.</text:p>
          </table:table-cell>
        </table:table-row>
        <table:table-row>
          <table:table-cell table:style-name="Table3.A1" office:value-type="string">
            <text:p text:style-name="Table_20_Contents">r/v/setFormatImportSetting s/format s/key s/value</text:p>
          </table:table-cell>
          <table:table-cell table:style-name="Table3.A1" office:value-type="string">
            <text:p text:style-name="Table_20_Contents">Set the value of the specified import setting for the specified format.</text:p>
          </table:table-cell>
        </table:table-row>
        <table:table-row>
          <table:table-cell table:style-name="Table3.A1" office:value-type="string">
            <text:p text:style-name="Table_20_Contents">r/v/setFormatExportSetting s/format s/key s/value</text:p>
          </table:table-cell>
          <table:table-cell table:style-name="Table3.A1" office:value-type="string">
            <text:p text:style-name="Table_20_Contents">Set the value of the specified export setting for the specified format.</text:p>
          </table:table-cell>
        </table:table-row>
        <table:table-row>
          <table:table-cell table:style-name="Table3.A1" office:value-type="string">
            <text:p text:style-name="Table_20_Contents">r/v/pushFormatImportSetting s/format s/key s/value</text:p>
          </table:table-cell>
          <table:table-cell table:style-name="Table3.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3.A1" office:value-type="string">
            <text:p text:style-name="Table_20_Contents">r/v/pushFormatExportSetting s/format s/key s/value</text:p>
          </table:table-cell>
          <table:table-cell table:style-name="Table3.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3.A1" office:value-type="string">
            <text:p text:style-name="Table_20_Contents">r/as/getFormatImportSettings s/format</text:p>
          </table:table-cell>
          <table:table-cell table:style-name="Table3.A1" office:value-type="string">
            <text:p text:style-name="Table_20_Contents">Return the import settings array for the specified format.</text:p>
          </table:table-cell>
        </table:table-row>
        <table:table-row>
          <table:table-cell table:style-name="Table3.A1" office:value-type="string">
            <text:p text:style-name="Table_20_Contents">r/as/getFormatExportSettings s/format</text:p>
          </table:table-cell>
          <table:table-cell table:style-name="Table3.A1" office:value-type="string">
            <text:p text:style-name="Table_20_Contents">Return the export settings array for the specified format.</text:p>
          </table:table-cell>
        </table:table-row>
        <table:table-row>
          <table:table-cell table:style-name="Table3.A1" office:value-type="string">
            <text:p text:style-name="Table_20_Contents">r/v/setFormatImportSettings s/format as/settings</text:p>
          </table:table-cell>
          <table:table-cell table:style-name="Table3.A1" office:value-type="string">
            <text:p text:style-name="Table_20_Contents">Replace the import settings array for the specified format.</text:p>
          </table:table-cell>
        </table:table-row>
        <table:table-row>
          <table:table-cell table:style-name="Table3.A1" office:value-type="string">
            <text:p text:style-name="Table_20_Contents">r/v/setFormatExportSettings s/format as/settings</text:p>
          </table:table-cell>
          <table:table-cell table:style-name="Table3.A1" office:value-type="string">
            <text:p text:style-name="Table_20_Contents">Replace the export settings array for the specified format.</text:p>
          </table:table-cell>
        </table:table-row>
        <table:table-row>
          <table:table-cell table:style-name="Table3.A1" office:value-type="string">
            <text:p text:style-name="Table_20_Contents">r/an/transformDocument an/inputDocument s/transformation</text:p>
          </table:table-cell>
          <table:table-cell table:style-name="Table3.A1" office:value-type="string">
            <text:p text:style-name="Table_20_Contents">Apply one of the supported document transformations to the provided document, and return the result.</text:p>
          </table:table-cell>
        </table:table-row>
        <table:table-row>
          <table:table-cell table:style-name="Table3.A1" office:value-type="string">
            <text:p text:style-name="Table_20_Contents">r/an/loadStoredDocument s/format s/path</text:p>
          </table:table-cell>
          <table:table-cell table:style-name="Table3.A1" office:value-type="string">
            <text:p text:style-name="Table_20_Contents">Load and return the specified document as a Dc array.</text:p>
          </table:table-cell>
        </table:table-row>
        <table:table-row>
          <table:table-cell table:style-name="Table3.A1" office:value-type="string">
            <text:p text:style-name="Table_20_Contents">r/as/getDesiredEventNotifications n/execId</text:p>
          </table:table-cell>
          <table:table-cell table:style-name="Table3.A1" office:value-type="string">
            <text:p text:style-name="Table_20_Contents">Return list of event types (e.g. keystrokes, mouse movement, elapsed time) that the document wants to be notified of.</text:p>
          </table:table-cell>
        </table:table-row>
        <table:table-row>
          <table:table-cell table:style-name="Table3.A1" office:value-type="string">
            <text:p text:style-name="Table_20_Contents">r/an/sendEvent n/execId an/eventData</text:p>
          </table:table-cell>
          <table:table-cell table:style-name="Table3.A1" office:value-type="string">
            <text:p text:style-name="Table_20_Contents">Send the provided event or events data to the specified document.</text:p>
          </table:table-cell>
        </table:table-row>
        <table:table-row>
          <table:table-cell table:style-name="Table3.A1" office:value-type="string">
            <text:p text:style-name="Table_20_Contents">r/an/getDocumentFrame n/execId s/format</text:p>
          </table:table-cell>
          <table:table-cell table:style-name="Table3.A1" office:value-type="string">
            <text:p text:style-name="Table_20_Contents">Return the most recently available output for the given document in the requested format.</text:p>
          </table:table-cell>
        </table:table-row>
        <table:table-row>
          <table:table-cell table:style-name="Table3.A1" office:value-type="string">
            <text:p text:style-name="Table_20_Contents">r/b/runTests</text:p>
          </table:table-cell>
          <table:table-cell table:style-name="Table3.A1" office:value-type="string">
            <text:p text:style-name="Table_20_Contents">Returns true if all tests pass; false otherwise. Displays a report of the tests.</text:p>
          </table:table-cell>
        </table:table-row>
        <table:table-row>
          <table:table-cell table:style-name="Table3.A1" office:value-type="string">
            <text:p text:style-name="Table_20_Contents">r/b/quietRunTests</text:p>
          </table:table-cell>
          <table:table-cell table:style-name="Table3.A1" office:value-type="string">
            <text:p text:style-name="Table_20_Contents">Returns true if all tests pass; false otherwise.</text:p>
          </table:table-cell>
        </table:table-row>
      </table:table>
      <text:p text:style-name="Text_20_body">Command-line interface (mostly unimplemented) </text:p>
      <text:p text:style-name="Text_20_body">The EITE should provide the following user-facing command-line scripts.</text:p>
      <text:p text:style-name="List_20_Heading"><text:span text:style-name="Source_20_Text">eite</text:span></text:p>
      <text:p text:style-name="P61">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text:soft-page-break/>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61">Given an AST representation of a document, print out the source file for it. Synopsis: <text:span text:style-name="Source_20_Text">eite-run (&lt;path-to-document&gt;|-) [--graphical]</text:span> </text:p>
      <text:p text:style-name="Text_20_body">Formats </text:p>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p text:style-name="Text_20_body">Document transformations </text:p>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p text:style-name="Text_20_body">Exec options </text:p>
      <text:p text:style-name="Text_20_body">The document exec options are: (TODO)</text:p>
      <text:p text:style-name="Text_20_body">EITE Tool Documentation: Document Runner Document runner operation </text:p>
      <text:p text:style-name="Text_20_body">The document runner is one of the native tools included in a full EITE implementation. It has not yet been implemented. It should prompt for the path to a document to run, and load and run that document.</text:p>
      <text:p text:style-name="Text_20_body">EITE Tool Documentation: Edit Tool Edit tool introduction </text:p>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2" draw:name="Image6" text:anchor-type="as-char" svg:width="0.7862in" svg:height="0.3929in" draw:z-index="0"><draw:image xlink:href="../Screenshot_2019.04.16_09.15.19.png" xlink:type="simple" xlink:show="embed" xlink:actuate="onLoad"/><svg:title>Screenshot of edit tool</svg:title></draw:frame><text:s/></text:p>
      <text:p text:style-name="Text_20_body">Edit tool interface </text:p>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p text:style-name="Text_20_body">EITE Tool Documentation: EITE Implementation Runner EITE implementation runner operation </text:p>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2" draw:name="Image7" text:anchor-type="as-char" svg:width="0.7862in" svg:height="0.3929in" draw:z-index="0"><draw:image xlink:href="../Screenshot_2019.04.16_06.34.41.png" xlink:type="simple" xlink:show="embed" xlink:actuate="onLoad"/><svg:title>Screenshot of EITE implementation runner mockup</svg:title></draw:frame><text:s/></text:p>
      <text:p text:style-name="Text_20_body">EITE Tool Documentation: Test Runner Test runner operation </text:p>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2" draw:name="Image8" text:anchor-type="as-char" svg:width="0.7862in" svg:height="0.3929in" draw:z-index="0"><draw:image xlink:href="../Screenshot_2019.04.16_09.04.47.png" xlink:type="simple" xlink:show="embed" xlink:actuate="onLoad"/><svg:title>Screenshot of test runner</svg:title></draw:frame><text:s/></text:p>
      <text:h text:style-name="Heading_20_6" text:outline-level="6">StageL: Simple staging language</text:h>
      <text:p text:style-name="Text_20_body">Overview </text:p>
      <text:p text:style-name="Text_20_body">A simple programming language is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office:annotation><dc:date>2019-09-26T22:29:40.840957077</dc:date><text:p>Also, "StageL" sounds catchy, and should be relatively easy to search for. It does seem reminiscent of "stage left" in theater, but that doesn't really have anything to do with it.</text:p></office:annotation> This project was inspired by the ugly code that resulted when I tried to write using these principles directly in JavaScript, needing a lot of easy-to-mess-up boilerplate code and awkward notation (largely because it is not strongly typed).</text:p>
      <text:p text:style-name="Text_20_body">Design goals </text:p>
      <text:list xml:id="list1644720229" text:style-name="L22">
        <text:list-item>
          <text:p text:style-name="P50">Imperative language. Trivial to implement, learn, and read; extremely portable. </text:p>
        </text:list-item>
        <text:list-item>
          <text:p text:style-name="P50">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 </text:p>
        </text:list-item>
        <text:list-item>
          <text:p text:style-name="P50">Implemented as a transpiler that accepts a file as input and produces a file in the target language as output. </text:p>
        </text:list-item>
        <text:list-item>
          <text:p text:style-name="P50">Have an implementation of itself using itself, to provide testing and portability of the language. </text:p>
        </text:list-item>
        <text:list-item>
          <text:p text:style-name="P50">Have an implementation in Bash. </text:p>
        </text:list-item>
        <text:list-item>
          <text:p text:style-name="P50">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50">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 </text:p>
        </text:list-item>
        <text:list-item>
          <text:p text:style-name="P50">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 </text:p>
        </text:list-item>
        <text:list-item>
          <text:p text:style-name="P50">Output files should retain the structure and comments of the input files, thereby retaining readability as far as the target language permits. </text:p>
        </text:list-item>
        <text:list-item>
          <text:p text:style-name="P23">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p text:style-name="Text_20_body">Actual results of the design goals </text:p>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p text:style-name="Text_20_body">Syntax </text:p>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p text:style-name="Text_20_body">Gotchas </text:p>
      <text:list xml:id="list2536805634" text:style-name="L23">
        <text:list-item>
          <text:p text:style-name="P51">Whitespace is (usually) significant. There isn't a 1:1 correspondence between valid source files and the parsed code, though, I don't think. Indentation must be with 4 spaces. </text:p>
        </text:list-item>
        <text:list-item>
          <text:p text:style-name="P51">Unexpected byte values in code files aren't allowed and should cause the parser to die; strings or comments containing byte values other than printable ASCII are an error. </text:p>
        </text:list-item>
        <text:list-item>
          <text:p text:style-name="P51">The value of a variable before it has been set in a given block is undefined; don't access it until it has been set (and don't rely on variable hoisting). That's an error, but there isn't anything in place to detect it. </text:p>
        </text:list-item>
        <text:list-item>
          <text:p text:style-name="P51">Argument lists can contain references to any type. </text:p>
        </text:list-item>
        <text:list-item>
          <text:p text:style-name="P51">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51">Routine parameter types can be generic, string, number, bool, or array. Void is not an allowed parameter type (although I'm not sure what that would actually mean). </text:p>
        </text:list-item>
        <text:list-item>
          <text:p text:style-name="P51">Routine return types can be string, number, bool, array, or void. Generic return type is not allowed, separate routines for each return type desired must be used instead. </text:p>
        </text:list-item>
        <text:list-item>
          <text:p text:style-name="P51">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51">Some commands (e.g. new, return) can't handle routines in argument lists; this <text:span text:style-name="Strong_20_Emphasis">should</text:span> die with an error, but no promises. </text:p>
        </text:list-item>
        <text:list-item>
          <text:p text:style-name="P51">Referencing or assigning to a variable that has not been assigned is an error, but there isn't anything in place to detect it. </text:p>
        </text:list-item>
        <text:list-item>
          <text:p text:style-name="P24">Code like:</text:p>
          <text:p text:style-name="P56"><text:span text:style-name="Source_20_Text">r/s/fbSwitcher n/num</text:span></text:p>
          <text:p text:style-name="P56"><text:span text:style-name="Source_20_Text"><text:s text:c="4"/>if eq 0 mod n/num 15</text:span></text:p>
          <text:p text:style-name="P58"><text:span text:style-name="Source_20_Text"><text:s text:c="8"/>return 'Buzz'</text:span></text:p>
          <text:p text:style-name="P51">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51">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51">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51">Array literals can (probably) only be used with the <text:span text:style-name="Source_20_Text">set</text:span> command. For other things, make a temp value, assign the array literal to it, and then use the temp value in its place. </text:p>
        </text:list-item>
        <text:list-item>
          <text:p text:style-name="P51">Whitespace requirements apply to lines where the entire line is a comment, too. </text:p>
        </text:list-item>
        <text:list-item>
          <text:p text:style-name="P51">Comments have to be on their own lines. </text:p>
        </text:list-item>
        <text:list-item>
          <text:p text:style-name="P24">What's wrong with this code? </text:p>
          <text:p text:style-name="P56"><text:span text:style-name="Source_20_Text"><text:s text:c="4"/>while lt 8 len an/res</text:span></text:p>
          <text:p text:style-name="P56"><text:span text:style-name="Source_20_Text"><text:s text:c="16"/>set an/res push [ 0 ] an/res</text:span></text:p>
          <text:p text:style-name="P58"><text:span text:style-name="Source_20_Text"><text:s text:c="8"/></text:span></text:p>
          <text:p text:style-name="P51">The array bracket type doesn't match the content type: [ is for strings, while ( is for numbers. </text:p>
        </text:list-item>
        <text:list-item>
          <text:p text:style-name="P58"><text:span text:style-name="Source_20_Text">set an/remainderArr anSubset an/in -5 -1 # last 4 characters</text:span></text:p>
          <text:p text:style-name="P51">breaks; the comment needs to be on a separate line. </text:p>
        </text:list-item>
        <text:list-item>
          <text:p text:style-name="P24">Code like </text:p>
          <text:p text:style-name="P58"><text:span text:style-name="Source_20_Text">set as/data append as/data [ s/key s/val ]</text:span></text:p>
          <text:p text:style-name="P51">is an error: array literals can't contain variables in their definitions. </text:p>
        </text:list-item>
        <text:list-item>
          <text:p text:style-name="P24">Perhaps test conditions should have to be on the same line as the test keyword. For example, </text:p>
          <text:p text:style-name="P56"><text:span text:style-name="Source_20_Text">if</text:span></text:p>
          <text:p text:style-name="P58"><text:span text:style-name="Source_20_Text"><text:s text:c="4"/>lt n/a 0</text:span></text:p>
          <text:p text:style-name="P51">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24"><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p text:style-name="Text_20_body">Example </text:p>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57"><text:span text:style-name="Source_20_Text"><text:s text:c="8"/>return s/temp</text:span></text:p>
      <text:p text:style-name="Text_20_body">Special syntaxes </text:p>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61">Loop over an array. How it's used: </text:p>
      <text:p text:style-name="P59"><text:span text:style-name="Source_20_Text">new as/temp</text:span></text:p>
      <text:p text:style-name="P59"><text:span text:style-name="Source_20_Text">set as/temp [ 'd' 'b' 'l' 'c' 'b' 'a' ]</text:span></text:p>
      <text:p text:style-name="P59"><text:span text:style-name="Source_20_Text">new n/c</text:span></text:p>
      <text:p text:style-name="P59"><text:span text:style-name="Source_20_Text">as/temp { n/i s/elem</text:span></text:p>
      <text:p text:style-name="P60"><text:span text:style-name="Source_20_Text"><text:s text:c="4"/>set n/c inc n/c</text:span></text:p>
      <text:p text:style-name="P61">. This is shorthand for: </text:p>
      <text:p text:style-name="P59"><text:span text:style-name="Source_20_Text">new as/temp</text:span></text:p>
      <text:p text:style-name="P59"><text:span text:style-name="Source_20_Text">set as/temp [ 'd' 'b' 'l' 'c' 'b' 'a' ]</text:span></text:p>
      <text:p text:style-name="P59"><text:span text:style-name="Source_20_Text">new n/c</text:span></text:p>
      <text:p text:style-name="P59"><text:span text:style-name="Source_20_Text">new n/i</text:span></text:p>
      <text:p text:style-name="P59"><text:span text:style-name="Source_20_Text">new s/elem</text:span></text:p>
      <text:p text:style-name="P59"><text:span text:style-name="Source_20_Text">while lt n/i count as/temp</text:span></text:p>
      <text:p text:style-name="P59"><text:span text:style-name="Source_20_Text"><text:s text:c="4"/>set s/elem get as/temp n/i</text:span></text:p>
      <text:p text:style-name="P59"><text:span text:style-name="Source_20_Text"><text:s text:c="4"/>set n/i inc n/i</text:span></text:p>
      <text:p text:style-name="P60"><text:span text:style-name="Source_20_Text"><text:s text:c="4"/>set n/c inc n/c</text:span></text:p>
      <text:p text:style-name="Text_20_body"><text:soft-page-break/>Scope </text:p>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p text:style-name="Text_20_body">Errors </text:p>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p text:style-name="Text_20_body">Types and basic commands for them </text:p>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p text:style-name="Text_20_body">b: Booleans </text:p>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61">Returns bool a not b </text:p>
      <text:p text:style-name="Text_20_body">n: Numbers (integer only) </text:p>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61">Returns the modulo of two numbers a and b </text:p>
      <text:p text:style-name="Text_20_body">s: Strings </text:p>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61">Gives the number of bytes of input. </text:p>
      <text:p text:style-name="Text_20_body">Basic type utility routines </text:p>
      <text:p text:style-name="Text_20_body">These operate on str/int/bool.</text:p>
      <text:p text:style-name="List_20_Heading">r/s/strFrom g/input</text:p>
      <text:p text:style-name="P61">Give string with contents. Array utility routines </text:p>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61">Return the subset of the array from start index to end. </text:p>
      <text:p text:style-name="Text_20_body">an: Number Arrays </text:p>
      <text:p text:style-name="Text_20_body">A sequence of numbers. Starts with a ( and ends with a ). E.g. <text:span text:style-name="Source_20_Text">( 5 6 )</text:span>.</text:p>
      <text:p text:style-name="Text_20_body">ab: Boolean Arrays </text:p>
      <text:p text:style-name="Text_20_body">A sequence of bools. Starts with a &lt; and ends with a &gt;. E.g. <text:span text:style-name="Source_20_Text">&lt; false true &gt;</text:span>.</text:p>
      <text:p text:style-name="Text_20_body">as: String Arrays </text:p>
      <text:p text:style-name="Text_20_body">A sequence of strings. Starts with a [ and ends with a ]. E.g. <text:span text:style-name="Source_20_Text">[ "foo" "bar" ]</text:span>.</text:p>
      <text:p text:style-name="Text_20_body">StageR commands </text:p>
      <text:p text:style-name="Text_20_body">These commands are implemented in StageL by composing the basic commands for easy portability. (Sorry, not really documented yet; look in implementation/portable/*.stagel to see what's available.)</text:p>
      <text:p text:style-name="Text_20_body">Booleans Numbers </text:p>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61">Returns the modulo of two numbers a and b </text:p>
      <text:p text:style-name="Text_20_body">Strings </text:p>
      <text:p text:style-name="List_20_Heading">r/s/strCharAtPos s/input n/index</text:p>
      <text:p text:style-name="P61">Give the character at index bytes (=characters — no Unicode support here, sorry) into input </text:p>
      <text:p text:style-name="Text_20_body">Arrays </text:p>
      <text:h text:style-name="Heading_20_6" text:outline-level="6">Information Technology Software Environment: List of Target Solution Spaces</text:h>
      <text:list xml:id="list2689447169" text:style-name="L24">
        <text:list-item>
          <text:p text:style-name="P52">Getting a summary of everything going on (start / home screen kind of thing): Customizable. For example, could contain: </text:p>
          <text:list>
            <text:list-item>
              <text:p text:style-name="P52">A brief reminder of who/where/when/etc. I am </text:p>
            </text:list-item>
            <text:list-item>
              <text:p text:style-name="P52">What I have to do today (schedule, tasks, etc.) </text:p>
            </text:list-item>
            <text:list-item>
              <text:p text:style-name="P52">Important news (<text:span text:style-name="Emphasis">e.g.</text:span> emergencies, etc.) </text:p>
            </text:list-item>
            <text:list-item>
              <text:p text:style-name="P52">A search box </text:p>
            </text:list-item>
            <text:list-item>
              <text:p text:style-name="P52">A way to easily create a journal entry, blog/microblog post, social networking status update, etc. </text:p>
            </text:list-item>
            <text:list-item>
              <text:p text:style-name="P52">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52">A way to easily compose an IM / email / etc. or place a voice/videocall </text:p>
            </text:list-item>
            <text:list-item>
              <text:p text:style-name="P52">Messages from others (emails, IMs, voice/videomails, etc.) </text:p>
            </text:list-item>
            <text:list-item>
              <text:p text:style-name="P52">Other guided information resources (see below) </text:p>
            </text:list-item>
            <text:list-item>
              <text:p text:style-name="P52">A hierarchy of things to browse through (web-portal style) </text:p>
            </text:list-item>
            <text:list-item>
              <text:p text:style-name="P52">… </text:p>
            </text:list-item>
          </text:list>
        </text:list-item>
        <text:list-item>
          <text:p text:style-name="P52">Media consumption and browsing </text:p>
          <text:list>
            <text:list-item>
              <text:p text:style-name="P52">Reading and interacting with documents/apps </text:p>
            </text:list-item>
            <text:list-item>
              <text:p text:style-name="P52">Browsing a Web site </text:p>
            </text:list-item>
            <text:list-item>
              <text:p text:style-name="P52">Browsing through EITE nodes and other structured datasets/databases </text:p>
            </text:list-item>
            <text:list-item>
              <text:p text:style-name="P52">Movies </text:p>
            </text:list-item>
            <text:list-item>
              <text:p text:style-name="P52">Feature films </text:p>
            </text:list-item>
            <text:list-item>
              <text:p text:style-name="P52">Video series </text:p>
            </text:list-item>
            <text:list-item>
              <text:p text:style-name="P52">Online streaming home video (YouTube, etc.) </text:p>
            </text:list-item>
            <text:list-item>
              <text:p text:style-name="P52">… </text:p>
            </text:list-item>
            <text:list-item>
              <text:p text:style-name="P52">Music </text:p>
            </text:list-item>
            <text:list-item>
              <text:p text:style-name="P52">Albums </text:p>
            </text:list-item>
            <text:list-item>
              <text:p text:style-name="P52">Individual tracks </text:p>
            </text:list-item>
            <text:list-item>
              <text:p text:style-name="P52">Music videos </text:p>
            </text:list-item>
            <text:list-item>
              <text:p text:style-name="P52">Artist/album/tag/etc. radio </text:p>
            </text:list-item>
            <text:list-item>
              <text:p text:style-name="P52">Playlists, including shared playlists </text:p>
            </text:list-item>
            <text:list-item>
              <text:p text:style-name="P52">Scores </text:p>
            </text:list-item>
            <text:list-item>
              <text:p text:style-name="P52">… </text:p>
            </text:list-item>
            <text:list-item>
              <text:p text:style-name="P52">Games </text:p>
            </text:list-item>
            <text:list-item>
              <text:p text:style-name="P52">Interactive fiction, MUDs, MOOs, MMOs, puzzles, board game simulations, many other types of games … </text:p>
            </text:list-item>
            <text:list-item>
              <text:p text:style-name="P52">Ebooks </text:p>
            </text:list-item>
            <text:list-item>
              <text:p text:style-name="P52">Poetry </text:p>
            </text:list-item>
            <text:list-item>
              <text:p text:style-name="P52">Quotations </text:p>
            </text:list-item>
            <text:list-item>
              <text:p text:style-name="P52">Essays </text:p>
            </text:list-item>
            <text:list-item>
              <text:p text:style-name="P52">News </text:p>
            </text:list-item>
            <text:list-item>
              <text:p text:style-name="P52">Comics </text:p>
            </text:list-item>
            <text:list-item>
              <text:p text:style-name="P52">Manga </text:p>
            </text:list-item>
            <text:list-item>
              <text:p text:style-name="P52">Blogs &amp; RSS feeds </text:p>
            </text:list-item>
            <text:list-item>
              <text:p text:style-name="P52">Consuming realtime media (television, radio, livestreams, …) </text:p>
            </text:list-item>
            <text:list-item>
              <text:p text:style-name="P52">… </text:p>
            </text:list-item>
          </text:list>
        </text:list-item>
        <text:list-item>
          <text:p text:style-name="P52">Document creation and sharing </text:p>
          <text:list>
            <text:list-item>
              <text:p text:style-name="P52">Writing a paper </text:p>
            </text:list-item>
            <text:list-item>
              <text:p text:style-name="P52">Collaborative document editing / creation </text:p>
            </text:list-item>
            <text:list-item>
              <text:p text:style-name="P52">Composing a score </text:p>
            </text:list-item>
            <text:list-item>
              <text:p text:style-name="P52">Writing a book </text:p>
            </text:list-item>
            <text:list-item>
              <text:p text:style-name="P52">Creating a movie </text:p>
            </text:list-item>
            <text:list-item>
              <text:p text:style-name="P52">Creating a storyboard for a movie </text:p>
            </text:list-item>
            <text:list-item>
              <text:p text:style-name="P52">Writing a script </text:p>
            </text:list-item>
            <text:list-item>
              <text:p text:style-name="P52">Editing a photograph </text:p>
            </text:list-item>
            <text:list-item>
              <text:p text:style-name="P52">Creating animation </text:p>
            </text:list-item>
            <text:list-item>
              <text:p text:style-name="P52">Notes to one's self (sticky notes style) </text:p>
            </text:list-item>
            <text:list-item>
              <text:p text:style-name="P52">More thorough journal-y notes to one's self (including jotting down / recording / playing in musical ideas, etc.) </text:p>
            </text:list-item>
            <text:list-item>
              <text:p text:style-name="P52">3D modeling and rendering </text:p>
            </text:list-item>
            <text:list-item>
              <text:p text:style-name="P52">CAD </text:p>
            </text:list-item>
            <text:list-item>
              <text:p text:style-name="P52">Diagramming </text:p>
            </text:list-item>
            <text:list-item>
              <text:p text:style-name="P52"><text:soft-page-break/>Creating a database </text:p>
            </text:list-item>
            <text:list-item>
              <text:p text:style-name="P52">Mind mapping </text:p>
            </text:list-item>
            <text:list-item>
              <text:p text:style-name="P52">Recording and producing a song </text:p>
            </text:list-item>
            <text:list-item>
              <text:p text:style-name="P52">Diagramming structures in multiple dimensions </text:p>
            </text:list-item>
            <text:list-item>
              <text:p text:style-name="P52">Developing apps </text:p>
            </text:list-item>
            <text:list-item>
              <text:p text:style-name="P52">Designing a typeface </text:p>
            </text:list-item>
            <text:list-item>
              <text:p text:style-name="P52">Working with GIS data </text:p>
            </text:list-item>
            <text:list-item>
              <text:p text:style-name="P52">Recording a photograph or a video using a webcam, scanner, camera, … </text:p>
            </text:list-item>
            <text:list-item>
              <text:p text:style-name="P52">Recording audio using a microphone </text:p>
            </text:list-item>
            <text:list-item>
              <text:p text:style-name="P52">Working with geometric figures </text:p>
            </text:list-item>
            <text:list-item>
              <text:p text:style-name="P52">Recording music from a USB/MIDI instrument </text:p>
            </text:list-item>
            <text:list-item>
              <text:p text:style-name="P52">Blogging and microblogging </text:p>
            </text:list-item>
            <text:list-item>
              <text:p text:style-name="P52">Working with legal documents </text:p>
            </text:list-item>
            <text:list-item>
              <text:p text:style-name="P52">… </text:p>
            </text:list-item>
          </text:list>
        </text:list-item>
        <text:list-item>
          <text:p text:style-name="P52">Working with structured information (this is mostly also document creation / management) </text:p>
          <text:list>
            <text:list-item>
              <text:p text:style-name="P52">Managing a genealogy using Ember records </text:p>
            </text:list-item>
            <text:list-item>
              <text:p text:style-name="P52">Managing a calendar / schedule </text:p>
            </text:list-item>
            <text:list-item>
              <text:p text:style-name="P52">Managing a to-do list </text:p>
            </text:list-item>
            <text:list-item>
              <text:p text:style-name="P52">Managing a contacts directory </text:p>
            </text:list-item>
            <text:list-item>
              <text:p text:style-name="P52">Working with scientific data </text:p>
            </text:list-item>
            <text:list-item>
              <text:p text:style-name="P52">Maintaining a retail environment (online or physical) </text:p>
            </text:list-item>
            <text:list-item>
              <text:p text:style-name="P52">Managing recipes </text:p>
            </text:list-item>
            <text:list-item>
              <text:p text:style-name="P52">Managing a reading list </text:p>
            </text:list-item>
            <text:list-item>
              <text:p text:style-name="P52">Journaling </text:p>
            </text:list-item>
            <text:list-item>
              <text:p text:style-name="P52">Managing a bibliography </text:p>
            </text:list-item>
            <text:list-item>
              <text:p text:style-name="P52">Fantasy sports </text:p>
            </text:list-item>
            <text:list-item>
              <text:p text:style-name="P52">Managing and using bookmarks </text:p>
            </text:list-item>
            <text:list-item>
              <text:p text:style-name="P52">Managing financial information </text:p>
            </text:list-item>
            <text:list-item>
              <text:p text:style-name="P52">Managing personal notes, documents, projects, photographs, videos, etc. </text:p>
            </text:list-item>
            <text:list-item>
              <text:p text:style-name="P52">Managing a class </text:p>
            </text:list-item>
            <text:list-item>
              <text:p text:style-name="P52">Participating in a class </text:p>
            </text:list-item>
            <text:list-item>
              <text:p text:style-name="P52">… </text:p>
            </text:list-item>
          </text:list>
        </text:list-item>
        <text:list-item>
          <text:p text:style-name="P52">Using resources/tools </text:p>
          <text:list>
            <text:list-item>
              <text:p text:style-name="P52">Dictionary </text:p>
            </text:list-item>
            <text:list-item>
              <text:p text:style-name="P52">Thesaurus </text:p>
            </text:list-item>
            <text:list-item>
              <text:p text:style-name="P52">Chemical elements chart and data </text:p>
            </text:list-item>
            <text:list-item>
              <text:p text:style-name="P52">Maps, travel directions, and sky charts </text:p>
            </text:list-item>
            <text:list-item>
              <text:p text:style-name="P52">Calculator </text:p>
            </text:list-item>
            <text:list-item>
              <text:p text:style-name="P52">Using the computer as a flashlight </text:p>
            </text:list-item>
            <text:list-item>
              <text:p text:style-name="P52">Field guides / identification keys </text:p>
            </text:list-item>
            <text:list-item>
              <text:p text:style-name="P52">Instructions and how-to information </text:p>
            </text:list-item>
            <text:list-item>
              <text:p text:style-name="P52">Lessons on things </text:p>
            </text:list-item>
            <text:list-item>
              <text:p text:style-name="P52">Typing lessons </text:p>
            </text:list-item>
            <text:list-item>
              <text:p text:style-name="P52">Language learning lessons </text:p>
            </text:list-item>
            <text:list-item>
              <text:p text:style-name="P52">Musical instrument lessons </text:p>
            </text:list-item>
            <text:list-item>
              <text:p text:style-name="P52">Tutorials on using software </text:p>
            </text:list-item>
            <text:list-item>
              <text:p text:style-name="P52">… </text:p>
            </text:list-item>
            <text:list-item>
              <text:p text:style-name="P52">Support using EITE &amp; Ember </text:p>
            </text:list-item>
            <text:list-item>
              <text:p text:style-name="P52">Nutrition information </text:p>
            </text:list-item>
            <text:list-item>
              <text:p text:style-name="P52">Support in other aspects of life (<text:span text:style-name="Emphasis">e.g.</text:span> help with trouble fishing, personal motivation, nutrition, depression, etc.) </text:p>
            </text:list-item>
            <text:list-item>
              <text:p text:style-name="P52">… </text:p>
            </text:list-item>
          </text:list>
        </text:list-item>
        <text:list-item>
          <text:p text:style-name="P52">Management </text:p>
          <text:list>
            <text:list-item>
              <text:p text:style-name="P52">Database creation and administration (this is really “Document creation”, but also listed here) </text:p>
            </text:list-item>
            <text:list-item>
              <text:p text:style-name="P52">Network administration </text:p>
            </text:list-item>
            <text:list-item>
              <text:p text:style-name="P52">Programming </text:p>
            </text:list-item>
            <text:list-item>
              <text:p text:style-name="P52">Emulation of other computing systems (this is also media playback, of a sort) </text:p>
            </text:list-item>
            <text:list-item>
              <text:p text:style-name="P52">Working with files and directories </text:p>
            </text:list-item>
            <text:list-item>
              <text:p text:style-name="P52">Converting data from one format to another </text:p>
            </text:list-item>
            <text:list-item>
              <text:p text:style-name="P52">Compressing and/or archiving data and/or directory structures </text:p>
            </text:list-item>
            <text:list-item>
              <text:p text:style-name="P52">Imaging disks </text:p>
            </text:list-item>
            <text:list-item>
              <text:p text:style-name="P52">Encrypting, decrypting, creating checksum records for, checking against checksum records, packing with parity data, restoring from parity data… </text:p>
            </text:list-item>
            <text:list-item>
              <text:p text:style-name="P52">Running apps (this is basically just opening documents, ) </text:p>
            </text:list-item>
            <text:list-item>
              <text:p text:style-name="P52">Distributed computing </text:p>
            </text:list-item>
            <text:list-item>
              <text:p text:style-name="P52">Digital forensics </text:p>
            </text:list-item>
            <text:list-item>
              <text:p text:style-name="P52">Computer security </text:p>
            </text:list-item>
            <text:list-item>
              <text:p text:style-name="P52">Malware prevention, intrusion detection, … </text:p>
            </text:list-item>
            <text:list-item>
              <text:p text:style-name="P52">Data serialization </text:p>
            </text:list-item>
            <text:list-item>
              <text:p text:style-name="P52">… </text:p>
            </text:list-item>
          </text:list>
        </text:list-item>
        <text:list-item>
          <text:p text:style-name="P52">Exchange </text:p>
          <text:list>
            <text:list-item>
              <text:p text:style-name="P52">Buying and selling goods </text:p>
            </text:list-item>
            <text:list-item>
              <text:p text:style-name="P52">Trading stocks and cryptocurrencies </text:p>
            </text:list-item>
            <text:list-item>
              <text:p text:style-name="P52">Purchasing and selling tickets </text:p>
            </text:list-item>
            <text:list-item>
              <text:p text:style-name="P52">Issuing and redeeming coupons </text:p>
            </text:list-item>
            <text:list-item>
              <text:p text:style-name="P52">Sending money (money-order style) </text:p>
            </text:list-item>
            <text:list-item>
              <text:p text:style-name="P52">… </text:p>
            </text:list-item>
          </text:list>
        </text:list-item>
        <text:list-item>
          <text:p text:style-name="P52">Searching </text:p>
          <text:list>
            <text:list-item>
              <text:p text:style-name="P52">Answers (<text:span text:style-name="Emphasis">e.g.</text:span> facts, math questions) </text:p>
            </text:list-item>
            <text:list-item>
              <text:p text:style-name="P52">Finding media (<text:span text:style-name="Emphasis">e.g.</text:span> news, movies, music, etc.) </text:p>
            </text:list-item>
            <text:list-item>
              <text:p text:style-name="P52">Locating documents </text:p>
            </text:list-item>
            <text:list-item>
              <text:p text:style-name="P52">… </text:p>
            </text:list-item>
          </text:list>
        </text:list-item>
        <text:list-item>
          <text:p text:style-name="P52">Guided time use and content consumption </text:p>
          <text:list>
            <text:list-item>
              <text:p text:style-name="P52">Notifications </text:p>
            </text:list-item>
            <text:list-item>
              <text:p text:style-name="P52">Emergencies </text:p>
            </text:list-item>
            <text:list-item>
              <text:p text:style-name="P52">Important news </text:p>
            </text:list-item>
            <text:list-item>
              <text:p text:style-name="P52">Emails </text:p>
            </text:list-item>
            <text:list-item>
              <text:p text:style-name="P52">Blog feeds </text:p>
            </text:list-item>
            <text:list-item>
              <text:p text:style-name="P52">Things I’m supposed to be doing </text:p>
            </text:list-item>
            <text:list-item>
              <text:p text:style-name="P52">Personal health warnings </text:p>
            </text:list-item>
            <text:list-item>
              <text:p text:style-name="P52">Computer status warnings (disk/memory failure, overheating, can’t connect to Ember server, running out of battery power, …) </text:p>
            </text:list-item>
            <text:list-item>
              <text:p text:style-name="P52">… </text:p>
            </text:list-item>
            <text:list-item>
              <text:p text:style-name="P52">Activity guidance </text:p>
            </text:list-item>
            <text:list-item>
              <text:p text:style-name="P52">What to do right now </text:p>
            </text:list-item>
            <text:list-item>
              <text:p text:style-name="P52">What I have on my schedule upcoming </text:p>
            </text:list-item>
            <text:list-item>
              <text:p text:style-name="P52">… </text:p>
            </text:list-item>
            <text:list-item>
              <text:p text:style-name="P52">News headlines </text:p>
            </text:list-item>
            <text:list-item>
              <text:p text:style-name="P52">Blog feeds </text:p>
            </text:list-item>
            <text:list-item>
              <text:p text:style-name="P52">Podcasts </text:p>
            </text:list-item>
            <text:list-item>
              <text:p text:style-name="P52">Top charts (popular items) </text:p>
            </text:list-item>
            <text:list-item>
              <text:p text:style-name="P52">Best charts (classics / enduring popularity items) </text:p>
            </text:list-item>
            <text:list-item>
              <text:p text:style-name="P52">Suggested recipes </text:p>
            </text:list-item>
            <text:list-item>
              <text:p text:style-name="P52">Fitness tips </text:p>
            </text:list-item>
            <text:list-item>
              <text:p text:style-name="P52">Weather information </text:p>
            </text:list-item>
            <text:list-item>
              <text:p text:style-name="P52">Stock market information </text:p>
            </text:list-item>
            <text:list-item>
              <text:p text:style-name="P52">Computer’s status (resource usage, etc.) </text:p>
            </text:list-item>
            <text:list-item>
              <text:p text:style-name="P52">Personal health </text:p>
            </text:list-item>
            <text:list-item>
              <text:p text:style-name="P52">Sports information </text:p>
            </text:list-item>
            <text:list-item>
              <text:p text:style-name="P52">Acquaintance suggestions (people one might find interesting to talk to or to get to know) </text:p>
            </text:list-item>
            <text:list-item>
              <text:p text:style-name="P52">Dating suggestions / matchmaking </text:p>
            </text:list-item>
            <text:list-item>
              <text:p text:style-name="P52">… </text:p>
            </text:list-item>
          </text:list>
        </text:list-item>
        <text:list-item>
          <text:p text:style-name="P52">Communication </text:p>
          <text:list>
            <text:list-item>
              <text:p text:style-name="P52">Instant messaging </text:p>
            </text:list-item>
            <text:list-item>
              <text:p text:style-name="P52">Email </text:p>
            </text:list-item>
            <text:list-item>
              <text:p text:style-name="P52">Video chat and group video chat </text:p>
            </text:list-item>
            <text:list-item>
              <text:p text:style-name="P52">Audio and video messages </text:p>
            </text:list-item>
            <text:list-item>
              <text:p text:style-name="P52">Collaborative document editing (this is “Document creation” but is related to communication) </text:p>
            </text:list-item>
            <text:list-item>
              <text:p text:style-name="P52">Social networking </text:p>
            </text:list-item>
            <text:list-item>
              <text:p text:style-name="P52">Blogging and microblogging (this is “Document creation” but is also a form of communication) </text:p>
            </text:list-item>
            <text:list-item>
              <text:p text:style-name="P52">Newsgroups </text:p>
            </text:list-item>
            <text:list-item>
              <text:p text:style-name="P52">BBSes </text:p>
            </text:list-item>
            <text:list-item>
              <text:p text:style-name="P52">File sharing </text:p>
            </text:list-item>
            <text:list-item>
              <text:p text:style-name="P52">Industrial automation (machine embroidery, etc.) (not an exact fit in the category of communication, since it’s communication with machines: perhaps closer to "management") </text:p>
            </text:list-item>
            <text:list-item>
              <text:p text:style-name="P52">Sharing/microblogging/adding as status updates URLs, photographs, music, videos, … </text:p>
            </text:list-item>
            <text:list-item>
              <text:p text:style-name="P52">Social bookmarking </text:p>
            </text:list-item>
            <text:list-item>
              <text:p text:style-name="P25">… </text:p>
            </text:list-item>
          </text:list>
        </text:list-item>
      </text:list>
      <text:h text:style-name="Heading_20_2" text:outline-level="2">Ember Library</text:h>
      <text:h text:style-name="Heading_20_3" text:outline-level="3">Library Section 1: Basic knowledge, to be included in the text of this specification</text:h>
      <text:p text:style-name="Text_20_body">This section of the library will require research and writing. It should consist of many short sections, each covering a topic. Each of these sections should list all other sections that must be understood as prerequisites for understanding it;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
      <text:h text:style-name="Heading_20_3" text:outline-level="3"><office:annotation><dc:date>2019-09-26T22:29:40.864201211</dc:date><text:p>&lt;h4&gt;Library Section 1 Contents&lt;/h4&gt;</text:p><text:p><text:s text:c="4"/>&lt;p&gt;See &lt;a href="http://futuramerlin.com//section-1/"&gt;[http://futuramerlin.com//section-1/]: the dedicated sub-page&lt;/a&gt;.&lt;/p&gt;</text:p></office:annotation>Library Section 2: Great cultural works, to be included as digital data as part of this specification</text:h>
      <text:h text:style-name="Heading_20_4" text:outline-level="4"><office:annotation><dc:date>2019-09-26T22:29:40.864316870</dc:date><text:p>&lt;h4&gt;Library Section 2 Contents&lt;/h4&gt;</text:p><text:p><text:s text:c="4"/>&lt;p&gt;See &lt;a href="http://futuramerlin.com//section-2/"&gt;[http://futuramerlin.com//section-2/]: the dedicated sub-page&lt;/a&gt;.&lt;/p&gt;</text:p></office:annotation>Using the Web environment</text:h>
      <text:p text:style-name="Text_20_body">This section of the library includes a Web environment as a Vagrant appliance. (For more information on installing and using Vagrant, visit <text:a xlink:type="simple" xlink:href="https://docs.vagrantup.com/" text:style-name="Internet_20_link" text:visited-style-name="Visited_20_Internet_20_Link">[https://docs.vagrantup.com/]: the Vagrant Documentation Web site</text:a> or reference the book <text:span text:style-name="T1">Vagrant: Up and Running</text:span> (Mitchell Hashimoto, 2013). When using the Vagrant appliance, it may be advisable to disconnect the media library’s storage medium before running vagrant destroy, because if you are running Vagrant as a user with write permission to the folder, it may follow the symlink and erase it. This seems to possibly be a bug in Vagrant; this may be related to <text:a xlink:type="simple" xlink:href="https://github.com/MSOpenTech/vagrant-azure/issues/30" text:style-name="Internet_20_link" text:visited-style-name="Visited_20_Internet_20_Link">[https://github.com/MSOpenTech/vagrant-azure/issues/30]: this issue</text:a>.</text:p>
      <text:p text:style-name="Text_20_body">To start using the Web environment, cd to the “Meta/Web environment” folder. If there is not a Vagrantfile in the folder (there should be), run:</text:p>
      <text:p text:style-name="P57"><text:span text:style-name="Source_20_Text">vagrant init </text:span><text:a xlink:type="simple" xlink:href="https://archive.org/download/virtualbox_201501/virtualbox.box" text:style-name="Internet_20_link" text:visited-style-name="Visited_20_Internet_20_Link"><text:span text:style-name="Source_20_Text">https://archive.org/download/virtualbox_201501/virtualbox.box</text:span></text:a></text:p>
      <text:p text:style-name="Text_20_body">and update the Vagrantfile as desired. If there is already a Vagrantfile, continue to the next step: run <text:span text:style-name="Source_20_Text">vagrant up</text:span>.</text:p>
      <text:h text:style-name="Heading_20_3" text:outline-level="3">Library Section 3: The data held by the Ember cloud infrastructure</text:h>
      <text:p text:style-name="Text_20_body">This section of the library will presumably be too much information to be included in the Ember specification, although future information storage technology advances may render that less of an issue.</text:p>
      <text:h text:style-name="Heading_20_3" text:outline-level="3">Ember Library: Contents of section 1</text:h>
      <text:h text:style-name="Heading_20_4" text:outline-level="4">Base section</text:h>
      <text:p text:style-name="Text_20_body">This section should have no prerequisites. It should contain a summary of the basics of English in many languages to allow the other sections to be understood.</text:p>
      <text:h text:style-name="Heading_20_4" text:outline-level="4">Studying</text:h>
      <text:p text:style-name="Text_20_body"><text:soft-page-break/>It is important to study. To study effectively is challenging.</text:p>
      <text:h text:style-name="Heading_20_5" text:outline-level="5">How to Study</text:h>
      <text:h text:style-name="Heading_20_4" text:outline-level="4">Mathematics</text:h>
      <text:h text:style-name="Heading_20_4" text:outline-level="4">Physical sciences</text:h>
      <text:h text:style-name="Heading_20_4" text:outline-level="4">Chemistry</text:h>
      <text:h text:style-name="Heading_20_4" text:outline-level="4">History</text:h>
      <text:h text:style-name="Heading_20_5" text:outline-level="5">1900s</text:h>
      <text:p text:style-name="Text_20_body">In 1969, the Apollo 11 carried astronauts Neil Armstrong and Buzz Aldrin into space, who then landed on the moon.</text:p>
      <text:h text:style-name="Heading_20_3" text:outline-level="3">Ember Library: Index to section 2</text:h>
      <text:h text:style-name="Heading_20_2" text:outline-level="2">Bibliography</text:h>
      <text:p text:style-name="Text_20_body">These are references for the project in general. Other sections may contain their own references subsections.</text:p>
      <text:h text:style-name="Heading_20_3" text:outline-level="3"><text:bookmark text:name="relatedprojectsandinspirations"/>Related projects and inspirations</text:h>
      <text:list xml:id="list2169286786" text:style-name="L25">
        <text:list-item>
          <text:p text:style-name="P53">The Internet Archive (<text:a xlink:type="simple" xlink:href="https://archive.org/" text:style-name="Internet_20_link" text:visited-style-name="Visited_20_Internet_20_Link">https://archive.org/</text:a>) is working to preserve and provide access to all knowledge. They also have been working to innovate in other areas, such as by encouraging the development of Distributed Web technology, affordable housing, and an alternative credit union. </text:p>
        </text:list-item>
        <text:list-item>
          <text:p text:style-name="P53">The GNU (<text:a xlink:type="simple" xlink:href="https://www.gnu.org/" text:style-name="Internet_20_link" text:visited-style-name="Visited_20_Internet_20_Link">https://www.gnu.org/</text:a>) and </text:p>
        </text:list-item>
        <text:list-item>
          <text:p text:style-name="P53">KDE (<text:a xlink:type="simple" xlink:href="https://www.kde.org/" text:style-name="Internet_20_link" text:visited-style-name="Visited_20_Internet_20_Link">https://www.kde.org/</text:a>) communities have produced a large number of successful free/libre/open-source software packages, which are already in use to facilitate development of this project. </text:p>
        </text:list-item>
        <text:list-item>
          <text:p text:style-name="P53">The Wikimedia movement (<text:a xlink:type="simple" xlink:href="https://www.wikimedia.org/" text:style-name="Internet_20_link" text:visited-style-name="Visited_20_Internet_20_Link">https://www.wikimedia.org/</text:a>) has produced a wide range of libre-licensed educational information, including the structured knowledge database Wikidata. The knowledge the Wikimedia projects has created is similar in some ways to some aspects of this project, and would be useful to use in developing this project. </text:p>
        </text:list-item>
        <text:list-item>
          <text:p text:style-name="P53">MusicBrainz (<text:a xlink:type="simple" xlink:href="https://musicbrainz.org/" text:style-name="Internet_20_link" text:visited-style-name="Visited_20_Internet_20_Link">https://musicbrainz.org/</text:a>) is a libre-licensed structured database of music and musicians. It is the original inspiration for the structured data aspects of the information technology environment for the Ember project (EITE). </text:p>
        </text:list-item>
        <text:list-item>
          <text:p text:style-name="P53">Apache Wave (<text:a xlink:type="simple" xlink:href="http://incubator.apache.org/projects/wave.html" text:style-name="Internet_20_link" text:visited-style-name="Visited_20_Internet_20_Link">http://incubator.apache.org/projects/wave.html</text:a>) partially inspired and influenced the communications approach for EITE (mixed-media, everything-is-a-document/everything-is-a-string, collaborative networking). </text:p>
        </text:list-item>
        <text:list-item>
          <text:p text:style-name="P53">BabelStone (<text:a xlink:type="simple" xlink:href="http://babelstone.co.uk/" text:style-name="Internet_20_link" text:visited-style-name="Visited_20_Internet_20_Link">http://babelstone.co.uk/</text:a>) has many articles discussing challenges in using various writing systems in information technology systems. These articles influenced my interest in the availability of tools with better typography capabilities. </text:p>
        </text:list-item>
        <text:list-item>
          <text:p text:style-name="P53">ArchiveTeam (<text:a xlink:type="simple" xlink:href="https://www.archiveteam.org/" text:style-name="Internet_20_link" text:visited-style-name="Visited_20_Internet_20_Link">https://www.archiveteam.org/</text:a>; <text:a xlink:type="simple" xlink:href="http://fileformats.archiveteam.org/" text:style-name="Internet_20_link" text:visited-style-name="Visited_20_Internet_20_Link">http://fileformats.archiveteam.org/</text:a>)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 </text:p>
        </text:list-item>
        <text:list-item>
          <text:p text:style-name="P53">Free Software Foundation (<text:a xlink:type="simple" xlink:href="https://www.fsf.org/" text:style-name="Internet_20_link" text:visited-style-name="Visited_20_Internet_20_Link">https://www.fsf.org/</text:a>) promotes principles of freedom as used in and by this project. </text:p>
        </text:list-item>
        <text:list-item>
          <text:p text:style-name="P53"><text:a xlink:type="simple" xlink:href="https://en.wikipedia.org/wiki/Arcology" text:style-name="Internet_20_link" text:visited-style-name="Visited_20_Internet_20_Link">https://en.wikipedia.org/wiki/Arcology</text:a> </text:p>
        </text:list-item>
        <text:list-item>
          <text:p text:style-name="P53"><text:a xlink:type="simple" xlink:href="https://en.wikipedia.org/wiki/Arcosanti" text:style-name="Internet_20_link" text:visited-style-name="Visited_20_Internet_20_Link">https://en.wikipedia.org/wiki/Arcosanti</text:a> </text:p>
        </text:list-item>
        <text:list-item>
          <text:p text:style-name="P53"><text:a xlink:type="simple" xlink:href="https://en.wikipedia.org/wiki/Autarky" text:style-name="Internet_20_link" text:visited-style-name="Visited_20_Internet_20_Link">https://en.wikipedia.org/wiki/Autarky</text:a> </text:p>
        </text:list-item>
        <text:list-item>
          <text:p text:style-name="P53"><text:a xlink:type="simple" xlink:href="https://en.wikipedia.org/wiki/Biosphere_2" text:style-name="Internet_20_link" text:visited-style-name="Visited_20_Internet_20_Link">https://en.wikipedia.org/wiki/Biosphere_2</text:a> </text:p>
        </text:list-item>
        <text:list-item>
          <text:p text:style-name="P53"><text:a xlink:type="simple" xlink:href="https://en.wikipedia.org/wiki/Sustainable_city" text:style-name="Internet_20_link" text:visited-style-name="Visited_20_Internet_20_Link">https://en.wikipedia.org/wiki/Sustainable_city</text:a> </text:p>
        </text:list-item>
        <text:list-item>
          <text:p text:style-name="P26"><text:a xlink:type="simple" xlink:href="https://github.com/orbitdb/orbit-db" text:style-name="Internet_20_link" text:visited-style-name="Visited_20_Internet_20_Link">https://github.com/orbitdb/orbit-db</text:a> </text:p>
        </text:list-item>
      </text:list>
      <text:h text:style-name="Heading_20_3" text:outline-level="3">Evidence of various problems this project aims to remedy</text:h>
      <text:list xml:id="list2471914803" text:style-name="L26">
        <text:list-item>
          <text:p text:style-name="P54"><text:span text:style-name="Emphasis">Digital Amnesia</text:span> (2014 film) (<text:a xlink:type="simple" xlink:href="https://archive.org/download/DigitalAmnesiaDocumentary/DigitalAmnesiaDocumentary.HD.mp4" text:style-name="Internet_20_link" text:visited-style-name="Visited_20_Internet_20_Link">https://archive.org/download/DigitalAmnesiaDocumentary/DigitalAmnesiaDocumentary.HD.mp4</text:a>) is an informative and accessible introduction to a few of the immense modern losses of and threats to historical knowledge. </text:p>
        </text:list-item>
        <text:list-item>
          <text:p text:style-name="P54">Madge, Robert. "GDPR: data portability is a false promise" (<text:a xlink:type="simple" xlink:href="https://medium.com/mydata/gdpr-data-portability-is-a-false-promise-af460d35a629" text:style-name="Internet_20_link" text:visited-style-name="Visited_20_Internet_20_Link">https://medium.com/mydata/gdpr-data-portability-is-a-false-promise-af460d35a629</text:a>). 2017 July 4, in <text:span text:style-name="Emphasis">MyData</text:span>.: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text:a xlink:type="simple" xlink:href="https://webapps.stackexchange.com/q/45562" text:style-name="Internet_20_link" text:visited-style-name="Visited_20_Internet_20_Link">https://webapps.stackexchange.com/q/45562</text:a>; <text:a xlink:type="simple" xlink:href="http://features.jsomers.net/how-i-reverse-engineered-google-docs/" text:style-name="Internet_20_link" text:visited-style-name="Visited_20_Internet_20_Link">http://features.jsomers.net/how-i-reverse-engineered-google-docs/</text:a>). </text:p>
        </text:list-item>
        <text:list-item>
          <text:p text:style-name="P54">"National Museum of Brazil fire" (<text:a xlink:type="simple" xlink:href="https://en.wikipedia.org/wiki/National_Museum_of_Brazil_fire" text:style-name="Internet_20_link" text:visited-style-name="Visited_20_Internet_20_Link">https://en.wikipedia.org/wiki/National_Museum_of_Brazil_fire</text:a>). In <text:span text:style-name="Emphasis">Wikipedia</text:span>. This tragedy exemplifies how organizational apathy to cultural preservation can cause devastating losses. </text:p>
        </text:list-item>
        <text:list-item>
          <text:p text:style-name="P54">Browne, Malachy. "YouTube Removes Videos Showing Atrocities in Syria" (<text:a xlink:type="simple" xlink:href="https://web.archive.org/web/20171004135730/https://www.nytimes.com/2017/08/22/world/middleeast/syria-youtube-videos-isis.html" text:style-name="Internet_20_link" text:visited-style-name="Visited_20_Internet_20_Link">https://web.archive.org/web/20171004135730/https://www.nytimes.com/2017/08/22/world/middleeast/syria-youtube-videos-isis.html</text:a>). 2017 Aug. 22, in <text:span text:style-name="Emphasis">The New York Times</text:span>. As corporate-mediated platforms become primary communications media with increasing reliance on them, the effects of using a privately managed platform without the traditional legal protections of press freedom become increasingly pronounced. </text:p>
        </text:list-item>
        <text:list-item>
          <text:p text:style-name="P54">ArchiveTeam. "A Million Ways to Die on the Web" (<text:a xlink:type="simple" xlink:href="https://www.archiveteam.org/index.php?title=A_Million_Ways_to_Die_on_the_Web" text:style-name="Internet_20_link" text:visited-style-name="Visited_20_Internet_20_Link">https://www.archiveteam.org/index.php?title=A_Million_Ways_to_Die_on_the_Web</text:a>). This article discusses some of the threats to the preservation of Web-based media. </text:p>
        </text:list-item>
        <text:list-item>
          <text:p text:style-name="P54">The practice of "wiping" (<text:a xlink:type="simple" xlink:href="https://en.wikipedia.org/wiki/Wiping" text:style-name="Internet_20_link" text:visited-style-name="Visited_20_Internet_20_Link">https://en.wikipedia.org/wiki/Wiping</text:a>; <text:a xlink:type="simple" xlink:href="https://en.wikipedia.org/wiki/Doctor_Who_missing_episodes" text:style-name="Internet_20_link" text:visited-style-name="Visited_20_Internet_20_Link">https://en.wikipedia.org/wiki/Doctor_Who_missing_episodes</text:a>)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text:a xlink:type="simple" xlink:href="https://en.wikipedia.org/wiki/Film_preservation" text:style-name="Internet_20_link" text:visited-style-name="Visited_20_Internet_20_Link">https://en.wikipedia.org/wiki/Film_preservation</text:a>; <text:a xlink:type="simple" xlink:href="https://en.wikipedia.org/wiki/Lost_film" text:style-name="Internet_20_link" text:visited-style-name="Visited_20_Internet_20_Link">https://en.wikipedia.org/wiki/Lost_film</text:a>; <text:a xlink:type="simple" xlink:href="https://en.wikipedia.org/wiki/Nitrocellulose#Film" text:style-name="Internet_20_link" text:visited-style-name="Visited_20_Internet_20_Link">https://en.wikipedia.org/wiki/Nitrocellulose#Film</text:a>). </text:p>
        </text:list-item>
        <text:list-item>
          <text:p text:style-name="P54">"Slack's bait and switch", in <text:span text:style-name="Emphasis">Opkode</text:span> (<text:a xlink:type="simple" xlink:href="https://opkode.com/blog/slacks-bait-and-switch/" text:style-name="Internet_20_link" text:visited-style-name="Visited_20_Internet_20_Link">https://opkode.com/blog/slacks-bait-and-switch/</text:a>), as well as <text:a xlink:type="simple" xlink:href="https://news.ycombinator.com/item?id=16567009" text:style-name="Internet_20_link" text:visited-style-name="Visited_20_Internet_20_Link">[https://news.ycombinator.com/item?id=16567009]: this discussion</text:a> in response to it, and especially <text:a xlink:type="simple" xlink:href="https://news.ycombinator.com/item?id=16569232" text:style-name="Internet_20_link" text:visited-style-name="Visited_20_Internet_20_Link">[https://news.ycombinator.com/item?id=16569232]: this comment</text:a>; also <text:a xlink:type="simple" xlink:href="https://medium.freecodecamp.org/so-yeah-we-tried-slack-and-we-deeply-regretted-it-391bcc714c81" text:style-name="Internet_20_link" text:visited-style-name="Visited_20_Internet_20_Link">[https://medium.freecodecamp.org/so-yeah-we-tried-slack-and-we-deeply-regretted-it-391bcc714c81]: this article</text:a>, and <text:a xlink:type="simple" xlink:href="https://get.slack.help/hc/en-us/articles/201658943" text:style-name="Internet_20_link" text:visited-style-name="Visited_20_Internet_20_Link">[https://get.slack.help/hc/en-us/articles/201658943]: this page</text:a>, <text:a xlink:type="simple" xlink:href="https://get.slack.help/hc/en-us/articles/115002422943-Message-and-storage-limits-on-the-Free-plan" text:style-name="Internet_20_link" text:visited-style-name="Visited_20_Internet_20_Link">[https://get.slack.help/hc/en-us/articles/115002422943-Message-and-storage-limits-on-the-Free-plan]: this page</text:a>, and <text:a xlink:type="simple" xlink:href="https://get.slack.help/hc/en-us/articles/204897248-guide-to-slack-data-exports" text:style-name="Internet_20_link" text:visited-style-name="Visited_20_Internet_20_Link">[https://get.slack.help/hc/en-us/articles/204897248-guide-to-slack-data-exports]: this other page</text:a>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 </text:p>
        </text:list-item>
        <text:list-item>
          <text:p text:style-name="P54">Snapchat (<text:a xlink:type="simple" xlink:href="https://en.wikipedia.org/wiki/Snapchat" text:style-name="Internet_20_link" text:visited-style-name="Visited_20_Internet_20_Link">https://en.wikipedia.org/wiki/Snapchat</text:a>), like Slack, is a company that predicates its entire business model on the wanton destruction of history: it provides a communications tool that is marketed upon the premise that messages sent with it are forgotten. It is unconscionable that the attitude even exists and found acceptable, never mind that it is <text:span text:style-name="Emphasis">widespread</text:span>. </text:p>
        </text:list-item>
        <text:list-item>
          <text:p text:style-name="P27">The Adobe Illustrator vector drawing program doesn't have a smudge brush, although Adobe Photoshop does. There isn't a technical barrier to this (a smudge brush could be implemented by having a final pass over the rasterized artwork applying the equivalent Photoshop transformation), but because a smudge brush is a raster-centric concept, it is not provided even though it would be usefu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ber</meta:initial-creator>
    <dc:title>Ember</dc:title>
    <meta:document-statistic meta:table-count="3" meta:image-count="8" meta:object-count="0" meta:page-count="8" meta:paragraph-count="1082" meta:word-count="22772" meta:character-count="147235" meta:non-whitespace-character-count="124601"/>
    <meta:generator>LibreOffice/6.1.4.2$Linux_X86_64 LibreOffice_project/10$Build-2</meta:generator>
    <meta:user-defined meta:name=""/>
    <meta:user-defined meta:name="viewport">width=device-width,height=device-height,user-scalable=yes</meta:user-defined>
  </office:meta>
</office:document-meta>
</file>